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Odlomakpopisa" style:master-page-name="MP0" style:list-style-name="LFO1" style:family="paragraph">
      <style:paragraph-properties fo:break-before="page" fo:text-align="justify" fo:margin-bottom="0in" fo:line-height="115%"/>
      <style:text-properties style:font-name="Times New Roman" fo:font-weight="bold" style:font-weight-asian="bold" style:font-weight-complex="bold"/>
    </style:style>
    <style:style style:name="P2" style:parent-style-name="Odlomakpopisa" style:family="paragraph">
      <style:paragraph-properties fo:text-align="justify" fo:margin-bottom="0in" fo:line-height="115%"/>
      <style:text-properties style:font-name="Times New Roman" fo:font-weight="bold" style:font-weight-asian="bold" style:font-weight-complex="bold"/>
    </style:style>
    <style:style style:name="P3" style:parent-style-name="Normal" style:family="paragraph">
      <style:paragraph-properties fo:text-align="justify" fo:margin-bottom="0in" fo:line-height="115%"/>
    </style:style>
    <style:style style:name="T4" style:parent-style-name="Zadanifontodlomka" style:family="text">
      <style:text-properties style:font-name="Times New Roman"/>
    </style:style>
    <style:style style:name="T5" style:parent-style-name="Zadanifontodlomka" style:family="text">
      <style:text-properties style:font-name="Times New Roman"/>
    </style:style>
    <style:style style:name="T6" style:parent-style-name="Zadanifontodlomka" style:family="text">
      <style:text-properties style:font-name="Times New Roman"/>
    </style:style>
    <style:style style:name="T7" style:parent-style-name="Zadanifontodlomka" style:family="text">
      <style:text-properties style:font-name="Times New Roman"/>
    </style:style>
    <style:style style:name="T8" style:parent-style-name="Zadanifontodlomka" style:family="text">
      <style:text-properties style:font-name="Times New Roman"/>
    </style:style>
    <style:style style:name="T9" style:parent-style-name="Zadanifontodlomka" style:family="text">
      <style:text-properties style:font-name="Times New Roman"/>
    </style:style>
    <style:style style:name="T10" style:parent-style-name="Zadanifontodlomka" style:family="text">
      <style:text-properties style:font-name="Times New Roman"/>
    </style:style>
    <style:style style:name="T11" style:parent-style-name="Zadanifontodlomka" style:family="text">
      <style:text-properties style:font-name="Times New Roman"/>
    </style:style>
    <style:style style:name="T12" style:parent-style-name="Zadanifontodlomka" style:family="text">
      <style:text-properties style:font-name="Times New Roman"/>
    </style:style>
    <style:style style:name="T13" style:parent-style-name="Zadanifontodlomka" style:family="text">
      <style:text-properties style:font-name="Times New Roman"/>
    </style:style>
    <style:style style:name="T14" style:parent-style-name="Zadanifontodlomka" style:family="text">
      <style:text-properties style:font-name="Times New Roman"/>
    </style:style>
    <style:style style:name="T15" style:parent-style-name="Zadanifontodlomka" style:family="text">
      <style:text-properties style:font-name="Times New Roman"/>
    </style:style>
    <style:style style:name="T16" style:parent-style-name="Zadanifontodlomka" style:family="text">
      <style:text-properties style:font-name="Times New Roman"/>
    </style:style>
    <style:style style:name="T17" style:parent-style-name="Zadanifontodlomka" style:family="text">
      <style:text-properties style:font-name="Times New Roman"/>
    </style:style>
    <style:style style:name="T18" style:parent-style-name="Zadanifontodlomka" style:family="text">
      <style:text-properties style:font-name="Times New Roman"/>
    </style:style>
    <style:style style:name="T19" style:parent-style-name="Zadanifontodlomka" style:family="text">
      <style:text-properties style:font-name="Times New Roman"/>
    </style:style>
    <style:style style:name="T20" style:parent-style-name="Zadanifontodlomka" style:family="text">
      <style:text-properties style:font-name="Times New Roman" fo:language="de" fo:country="DE"/>
    </style:style>
    <style:style style:name="T21" style:parent-style-name="Zadanifontodlomka" style:family="text">
      <style:text-properties style:font-name="Times New Roman"/>
    </style:style>
    <style:style style:name="P22" style:parent-style-name="Normal" style:family="paragraph">
      <style:paragraph-properties fo:text-align="justify" fo:margin-bottom="0in" fo:line-height="115%"/>
      <style:text-properties style:font-name="Times New Roman"/>
    </style:style>
    <style:style style:name="P23" style:parent-style-name="Normal" style:family="paragraph">
      <style:paragraph-properties fo:text-align="justify" fo:margin-bottom="0in" fo:line-height="115%"/>
    </style:style>
    <style:style style:name="T24" style:parent-style-name="Zadanifontodlomka" style:family="text">
      <style:text-properties style:font-name="Times New Roman"/>
    </style:style>
    <style:style style:name="T25" style:parent-style-name="Zadanifontodlomka" style:family="text">
      <style:text-properties style:font-name="Times New Roman" fo:font-style="italic" style:font-style-asian="italic" style:font-style-complex="italic" fo:language="de" fo:country="DE"/>
    </style:style>
    <style:style style:name="T26" style:parent-style-name="Zadanifontodlomka" style:family="text">
      <style:text-properties style:font-name="Times New Roman"/>
    </style:style>
    <style:style style:name="T27" style:parent-style-name="Zadanifontodlomka" style:family="text">
      <style:text-properties style:font-name="Times New Roman"/>
    </style:style>
    <style:style style:name="T28" style:parent-style-name="Zadanifontodlomka" style:family="text">
      <style:text-properties style:font-name="Times New Roman"/>
    </style:style>
    <style:style style:name="P29" style:parent-style-name="StandardWeb" style:family="paragraph">
      <style:paragraph-properties fo:text-align="justify" fo:margin-top="0.0833in" fo:margin-bottom="0.1666in" fo:line-height="115%" fo:background-color="#FFFFFF">
        <style:background-fill draw:fill="solid" draw:fill-color="#FFFFFF"/>
      </style:paragraph-properties>
    </style:style>
    <style:style style:name="T30" style:parent-style-name="Zadanifontodlomka" style:family="text">
      <style:text-properties fo:font-size="11pt" style:font-size-asian="11pt" style:font-size-complex="11pt"/>
    </style:style>
    <style:style style:name="T31" style:parent-style-name="Zadanifontodlomka" style:family="text">
      <style:text-properties fo:font-style="italic" style:font-style-asian="italic" style:font-style-complex="italic" fo:font-size="11pt" style:font-size-asian="11pt" style:font-size-complex="11pt"/>
    </style:style>
    <style:style style:name="T32" style:parent-style-name="Zadanifontodlomka" style:family="text">
      <style:text-properties fo:font-size="11pt" style:font-size-asian="11pt" style:font-size-complex="11pt"/>
    </style:style>
    <style:style style:name="T33" style:parent-style-name="Zadanifontodlomka" style:family="text">
      <style:text-properties fo:font-weight="bold" style:font-weight-asian="bold" style:font-weight-complex="bold" fo:font-size="11pt" style:font-size-asian="11pt" style:font-size-complex="11pt"/>
    </style:style>
    <style:style style:name="T34" style:parent-style-name="Zadanifontodlomka" style:family="text">
      <style:text-properties fo:font-weight="bold" style:font-weight-asian="bold" style:font-weight-complex="bold" fo:font-size="11pt" style:font-size-asian="11pt" style:font-size-complex="11pt" fo:language="de" fo:country="DE"/>
    </style:style>
    <style:style style:name="T35" style:parent-style-name="Zadanifontodlomka" style:family="text">
      <style:text-properties fo:font-weight="bold" style:font-weight-asian="bold" style:font-weight-complex="bold" fo:font-style="italic" style:font-style-asian="italic" style:font-style-complex="italic" fo:font-size="11pt" style:font-size-asian="11pt" style:font-size-complex="11pt"/>
    </style:style>
    <style:style style:name="T36" style:parent-style-name="Zadanifontodlomka" style:family="text">
      <style:text-properties fo:font-weight="bold" style:font-weight-asian="bold" style:font-weight-complex="bold" fo:font-size="11pt" style:font-size-asian="11pt" style:font-size-complex="11pt"/>
    </style:style>
    <style:style style:name="T37" style:parent-style-name="Zadanifontodlomka" style:family="text">
      <style:text-properties fo:font-weight="bold" style:font-weight-asian="bold" style:font-weight-complex="bold" fo:font-size="11pt" style:font-size-asian="11pt" style:font-size-complex="11pt"/>
    </style:style>
    <style:style style:name="P38" style:parent-style-name="StandardWeb" style:list-style-name="LFO1" style:family="paragraph">
      <style:paragraph-properties fo:text-align="justify" fo:margin-top="0.0833in" fo:margin-bottom="0.1666in" fo:line-height="115%" fo:background-color="#FFFFFF">
        <style:background-fill draw:fill="solid" draw:fill-color="#FFFFFF"/>
      </style:paragraph-properties>
    </style:style>
    <style:style style:name="T39" style:parent-style-name="Zadanifontodlomka" style:family="text">
      <style:text-properties fo:font-weight="bold" style:font-weight-asian="bold" style:font-weight-complex="bold" fo:font-size="11pt" style:font-size-asian="11pt" style:font-size-complex="11pt"/>
    </style:style>
    <style:style style:name="T40" style:parent-style-name="Zadanifontodlomka" style:family="text">
      <style:text-properties fo:font-size="11pt" style:font-size-asian="11pt" style:font-size-complex="11pt"/>
    </style:style>
    <style:style style:name="P41" style:parent-style-name="StandardWeb" style:family="paragraph">
      <style:paragraph-properties fo:text-align="justify" fo:margin-top="0.0833in" fo:margin-bottom="0.1666in" fo:line-height="115%" fo:background-color="#FFFFFF">
        <style:background-fill draw:fill="solid" draw:fill-color="#FFFFFF"/>
      </style:paragraph-properties>
    </style:style>
    <style:style style:name="T42" style:parent-style-name="Zadanifontodlomka" style:family="text">
      <style:text-properties fo:font-size="11pt" style:font-size-asian="11pt" style:font-size-complex="11pt"/>
    </style:style>
    <style:style style:name="T43" style:parent-style-name="Zadanifontodlomka" style:family="text">
      <style:text-properties fo:font-size="11pt" style:font-size-asian="11pt" style:font-size-complex="11pt" fo:background-color="#FFFFFF"/>
    </style:style>
    <style:style style:name="T44" style:parent-style-name="Zadanifontodlomka" style:family="text">
      <style:text-properties fo:font-size="11pt" style:font-size-asian="11pt" style:font-size-complex="11pt"/>
    </style:style>
    <style:style style:name="T45" style:parent-style-name="Zadanifontodlomka" style:family="text">
      <style:text-properties fo:font-weight="bold" style:font-weight-asian="bold" style:font-weight-complex="bold" fo:font-size="11pt" style:font-size-asian="11pt" style:font-size-complex="11pt"/>
    </style:style>
    <style:style style:name="T46" style:parent-style-name="Zadanifontodlomka" style:family="text">
      <style:text-properties fo:font-size="11pt" style:font-size-asian="11pt" style:font-size-complex="11pt" fo:background-color="#FFFFFF"/>
    </style:style>
    <style:style style:name="T47" style:parent-style-name="Hiperveza" style:family="text">
      <style:text-properties style:font-name-asian="Times New Roman" style:use-window-font-color="true" fo:font-size="11pt" style:font-size-asian="11pt" style:font-size-complex="11pt" fo:background-color="#FFFFFF" style:text-underline-type="none"/>
    </style:style>
    <style:style style:name="T48" style:parent-style-name="Zadanifontodlomka" style:family="text">
      <style:text-properties fo:font-size="11pt" style:font-size-asian="11pt" style:font-size-complex="11pt" fo:background-color="#FFFFFF"/>
    </style:style>
    <style:style style:name="T49" style:parent-style-name="Hiperveza" style:family="text">
      <style:text-properties style:font-name-asian="Times New Roman" style:use-window-font-color="true" fo:font-size="11pt" style:font-size-asian="11pt" style:font-size-complex="11pt" fo:background-color="#FFFFFF" style:text-underline-type="none"/>
    </style:style>
    <style:style style:name="T50" style:parent-style-name="Zadanifontodlomka" style:family="text">
      <style:text-properties fo:font-size="11pt" style:font-size-asian="11pt" style:font-size-complex="11pt" fo:background-color="#FFFFFF"/>
    </style:style>
    <style:style style:name="T51" style:parent-style-name="Hiperveza" style:family="text">
      <style:text-properties style:font-name-asian="Times New Roman" style:use-window-font-color="true" fo:font-size="11pt" style:font-size-asian="11pt" style:font-size-complex="11pt" fo:background-color="#FFFFFF" style:text-underline-type="none"/>
    </style:style>
    <style:style style:name="T52" style:parent-style-name="Zadanifontodlomka" style:family="text">
      <style:text-properties fo:font-size="11pt" style:font-size-asian="11pt" style:font-size-complex="11pt" fo:background-color="#FFFFFF"/>
    </style:style>
    <style:style style:name="T53" style:parent-style-name="Hiperveza" style:family="text">
      <style:text-properties style:font-name-asian="Times New Roman" style:use-window-font-color="true" fo:font-size="11pt" style:font-size-asian="11pt" style:font-size-complex="11pt" fo:background-color="#FFFFFF" style:text-underline-type="none"/>
    </style:style>
    <style:style style:name="T54" style:parent-style-name="Zadanifontodlomka" style:family="text">
      <style:text-properties fo:font-size="11pt" style:font-size-asian="11pt" style:font-size-complex="11pt" fo:background-color="#FFFFFF"/>
    </style:style>
    <style:style style:name="T55" style:parent-style-name="Hiperveza" style:family="text">
      <style:text-properties style:font-name-asian="Times New Roman" style:use-window-font-color="true" fo:font-size="11pt" style:font-size-asian="11pt" style:font-size-complex="11pt" fo:background-color="#FFFFFF" style:text-underline-type="none"/>
    </style:style>
    <style:style style:name="T56" style:parent-style-name="Zadanifontodlomka" style:family="text">
      <style:text-properties fo:font-size="11pt" style:font-size-asian="11pt" style:font-size-complex="11pt" fo:background-color="#FFFFFF"/>
    </style:style>
    <style:style style:name="T57" style:parent-style-name="Zadanifontodlomka" style:family="text">
      <style:text-properties fo:font-style="italic" style:font-style-asian="italic" style:font-style-complex="italic" fo:font-size="11pt" style:font-size-asian="11pt" style:font-size-complex="11pt" fo:background-color="#FFFFFF"/>
    </style:style>
    <style:style style:name="T58" style:parent-style-name="Zadanifontodlomka" style:family="text">
      <style:text-properties fo:font-size="11pt" style:font-size-asian="11pt" style:font-size-complex="11pt" fo:background-color="#FFFFFF"/>
    </style:style>
    <style:style style:name="T59" style:parent-style-name="Hiperveza" style:family="text">
      <style:text-properties style:font-name-asian="Times New Roman" style:use-window-font-color="true" fo:font-size="11pt" style:font-size-asian="11pt" style:font-size-complex="11pt" fo:background-color="#FFFFFF" style:text-underline-type="none"/>
    </style:style>
    <style:style style:name="T60" style:parent-style-name="Zadanifontodlomka" style:family="text">
      <style:text-properties fo:font-size="11pt" style:font-size-asian="11pt" style:font-size-complex="11pt" fo:background-color="#FFFFFF"/>
    </style:style>
    <style:style style:name="T61" style:parent-style-name="Hiperveza" style:family="text">
      <style:text-properties style:font-name-asian="Times New Roman" style:use-window-font-color="true" fo:font-size="11pt" style:font-size-asian="11pt" style:font-size-complex="11pt" fo:background-color="#FFFFFF" style:text-underline-type="none"/>
    </style:style>
    <style:style style:name="T62" style:parent-style-name="Zadanifontodlomka" style:family="text">
      <style:text-properties fo:font-size="11pt" style:font-size-asian="11pt" style:font-size-complex="11pt" fo:background-color="#FFFFFF"/>
    </style:style>
    <style:style style:name="T63" style:parent-style-name="Hiperveza" style:family="text">
      <style:text-properties style:font-name-asian="Times New Roman" style:use-window-font-color="true" fo:font-size="11pt" style:font-size-asian="11pt" style:font-size-complex="11pt" fo:background-color="#FFFFFF" style:text-underline-type="none"/>
    </style:style>
    <style:style style:name="T64" style:parent-style-name="Zadanifontodlomka" style:family="text">
      <style:text-properties fo:font-size="11pt" style:font-size-asian="11pt" style:font-size-complex="11pt" fo:background-color="#FFFFFF"/>
    </style:style>
    <style:style style:name="T65" style:parent-style-name="Hiperveza" style:family="text">
      <style:text-properties style:font-name-asian="Times New Roman" style:use-window-font-color="true" fo:font-size="11pt" style:font-size-asian="11pt" style:font-size-complex="11pt" fo:background-color="#FFFFFF" style:text-underline-type="none"/>
    </style:style>
    <style:style style:name="T66" style:parent-style-name="Zadanifontodlomka" style:family="text">
      <style:text-properties fo:font-size="11pt" style:font-size-asian="11pt" style:font-size-complex="11pt" fo:background-color="#FFFFFF"/>
    </style:style>
    <style:style style:name="P67" style:parent-style-name="StandardWeb" style:family="paragraph">
      <style:paragraph-properties fo:text-align="justify" fo:margin-top="0.0833in" fo:margin-bottom="0.1666in" fo:line-height="115%" fo:background-color="#FFFFFF">
        <style:background-fill draw:fill="solid" draw:fill-color="#FFFFFF"/>
      </style:paragraph-properties>
    </style:style>
    <style:style style:name="T68" style:parent-style-name="Zadanifontodlomka" style:family="text">
      <style:text-properties fo:font-size="11pt" style:font-size-asian="11pt" style:font-size-complex="11pt"/>
    </style:style>
    <style:style style:name="T69" style:parent-style-name="Zadanifontodlomka" style:family="text">
      <style:text-properties fo:font-style="italic" style:font-style-asian="italic" style:font-style-complex="italic" fo:font-size="11pt" style:font-size-asian="11pt" style:font-size-complex="11pt"/>
    </style:style>
    <style:style style:name="T70" style:parent-style-name="Zadanifontodlomka" style:family="text">
      <style:text-properties fo:font-size="11pt" style:font-size-asian="11pt" style:font-size-complex="11pt"/>
    </style:style>
    <style:style style:name="T71" style:parent-style-name="Hiperveza" style:family="text">
      <style:text-properties style:font-name-asian="Times New Roman" style:use-window-font-color="true" fo:font-size="11pt" style:font-size-asian="11pt" style:font-size-complex="11pt" style:text-underline-type="none"/>
    </style:style>
    <style:style style:name="T72" style:parent-style-name="Zadanifontodlomka" style:family="text">
      <style:text-properties fo:font-size="11pt" style:font-size-asian="11pt" style:font-size-complex="11pt"/>
    </style:style>
    <style:style style:name="T73" style:parent-style-name="Hiperveza" style:family="text">
      <style:text-properties style:font-name-asian="Times New Roman" style:use-window-font-color="true" fo:font-size="11pt" style:font-size-asian="11pt" style:font-size-complex="11pt" style:text-underline-type="none"/>
    </style:style>
    <style:style style:name="T74" style:parent-style-name="Zadanifontodlomka" style:family="text">
      <style:text-properties fo:font-size="11pt" style:font-size-asian="11pt" style:font-size-complex="11pt"/>
    </style:style>
    <style:style style:name="T75" style:parent-style-name="Hiperveza" style:family="text">
      <style:text-properties style:font-name-asian="Times New Roman" style:use-window-font-color="true" fo:font-size="11pt" style:font-size-asian="11pt" style:font-size-complex="11pt" style:text-underline-type="none"/>
    </style:style>
    <style:style style:name="T76" style:parent-style-name="Zadanifontodlomka" style:family="text">
      <style:text-properties fo:font-size="11pt" style:font-size-asian="11pt" style:font-size-complex="11pt"/>
    </style:style>
    <style:style style:name="T77" style:parent-style-name="Hiperveza" style:family="text">
      <style:text-properties style:font-name-asian="Times New Roman" style:use-window-font-color="true" fo:font-size="11pt" style:font-size-asian="11pt" style:font-size-complex="11pt" style:text-underline-type="none"/>
    </style:style>
    <style:style style:name="T78" style:parent-style-name="Zadanifontodlomka" style:family="text">
      <style:text-properties fo:font-size="11pt" style:font-size-asian="11pt" style:font-size-complex="11pt"/>
    </style:style>
    <style:style style:name="T79" style:parent-style-name="Hiperveza" style:family="text">
      <style:text-properties style:font-name-asian="Times New Roman" style:use-window-font-color="true" fo:font-size="11pt" style:font-size-asian="11pt" style:font-size-complex="11pt" style:text-underline-type="none"/>
    </style:style>
    <style:style style:name="T80" style:parent-style-name="Zadanifontodlomka" style:family="text">
      <style:text-properties fo:font-size="11pt" style:font-size-asian="11pt" style:font-size-complex="11pt"/>
    </style:style>
    <style:style style:name="T81" style:parent-style-name="Zadanifontodlomka" style:family="text">
      <style:text-properties fo:font-size="11pt" style:font-size-asian="11pt" style:font-size-complex="11pt" fo:background-color="#FFFFFF"/>
    </style:style>
    <style:style style:name="T82" style:parent-style-name="Zadanifontodlomka" style:family="text">
      <style:text-properties fo:font-size="11pt" style:font-size-asian="11pt" style:font-size-complex="11pt" fo:background-color="#FFFFFF"/>
    </style:style>
    <style:style style:name="T83" style:parent-style-name="Hiperveza" style:family="text">
      <style:text-properties style:font-name-asian="Times New Roman" style:use-window-font-color="true" fo:font-size="11pt" style:font-size-asian="11pt" style:font-size-complex="11pt" fo:background-color="#FFFFFF" style:text-underline-type="none"/>
    </style:style>
    <style:style style:name="T84" style:parent-style-name="Zadanifontodlomka" style:family="text">
      <style:text-properties fo:font-size="11pt" style:font-size-asian="11pt" style:font-size-complex="11pt" fo:background-color="#FFFFFF"/>
    </style:style>
    <style:style style:name="P85" style:parent-style-name="Normal" style:family="paragraph">
      <style:paragraph-properties fo:text-align="justify" fo:margin-bottom="0in" fo:line-height="115%"/>
      <style:text-properties style:font-name="Times New Roman" fo:font-weight="bold" style:font-weight-asian="bold" style:font-weight-complex="bold"/>
    </style:style>
    <style:style style:name="P86" style:parent-style-name="Normal" style:family="paragraph">
      <style:paragraph-properties fo:text-align="justify" fo:margin-bottom="0in" fo:line-height="115%"/>
      <style:text-properties style:font-name="Times New Roman" fo:color="#212529" fo:background-color="#FFFFFF"/>
    </style:style>
    <style:style style:name="P87" style:parent-style-name="Odlomakpopisa" style:list-style-name="LFO1" style:family="paragraph">
      <style:paragraph-properties fo:text-align="justify" fo:margin-bottom="0in" fo:line-height="115%"/>
      <style:text-properties style:font-name="Times New Roman" fo:font-weight="bold" style:font-weight-asian="bold" style:font-weight-complex="bold"/>
    </style:style>
    <style:style style:name="P88" style:parent-style-name="Odlomakpopisa" style:family="paragraph">
      <style:paragraph-properties fo:text-align="justify" fo:margin-bottom="0in" fo:line-height="115%"/>
      <style:text-properties style:font-name="Times New Roman"/>
    </style:style>
    <style:style style:name="P89" style:parent-style-name="Normal" style:family="paragraph">
      <style:paragraph-properties fo:text-align="justify" fo:line-height="115%"/>
    </style:style>
    <style:style style:name="T90" style:parent-style-name="Zadanifontodlomka" style:family="text">
      <style:text-properties style:font-name="Times New Roman"/>
    </style:style>
    <style:style style:name="T91" style:parent-style-name="cf01" style:family="text">
      <style:text-properties style:font-name="Times New Roman" style:font-name-complex="Times New Roman" fo:font-size="11pt" style:font-size-asian="11pt" style:font-size-complex="11pt"/>
    </style:style>
    <style:style style:name="T92" style:parent-style-name="Zadanifontodlomka" style:family="text">
      <style:text-properties style:font-name="Times New Roman"/>
    </style:style>
    <style:style style:name="T93" style:parent-style-name="Zadanifontodlomka" style:family="text">
      <style:text-properties style:font-name="Times New Roman" fo:font-style="italic" style:font-style-asian="italic" style:font-style-complex="italic"/>
    </style:style>
    <style:style style:name="T94" style:parent-style-name="Zadanifontodlomka" style:family="text">
      <style:text-properties style:font-name="Times New Roman"/>
    </style:style>
    <style:style style:name="P95" style:parent-style-name="Odlomakpopisa" style:list-style-name="LFO1" style:family="paragraph">
      <style:paragraph-properties fo:text-align="justify" fo:line-height="115%"/>
    </style:style>
    <style:style style:name="T96" style:parent-style-name="Zadanifontodlomka" style:family="text">
      <style:text-properties style:font-name="Times New Roman" fo:font-weight="bold" style:font-weight-asian="bold" style:font-weight-complex="bold" fo:background-color="#FFFFFF"/>
    </style:style>
    <style:style style:name="T97" style:parent-style-name="Zadanifontodlomka" style:family="text">
      <style:text-properties style:font-name="Times New Roman" fo:background-color="#FFFFFF"/>
    </style:style>
    <style:style style:name="T98" style:parent-style-name="Hiperveza" style:family="text">
      <style:text-properties style:font-name="Times New Roman" style:use-window-font-color="true" fo:background-color="#FFFFFF" style:text-underline-type="none"/>
    </style:style>
    <style:style style:name="T99" style:parent-style-name="Zadanifontodlomka" style:family="text">
      <style:text-properties style:font-name="Times New Roman" fo:background-color="#FFFFFF"/>
    </style:style>
    <style:style style:name="T100" style:parent-style-name="Zadanifontodlomka" style:family="text">
      <style:text-properties style:font-name="Times New Roman" fo:font-style="italic" style:font-style-asian="italic" style:font-style-complex="italic" fo:background-color="#FFFFFF"/>
    </style:style>
    <style:style style:name="T101" style:parent-style-name="Zadanifontodlomka" style:family="text">
      <style:text-properties style:font-name="Times New Roman" fo:background-color="#FFFFFF"/>
    </style:style>
    <style:style style:name="T102" style:parent-style-name="Hiperveza" style:family="text">
      <style:text-properties style:font-name="Times New Roman" style:use-window-font-color="true" fo:background-color="#FFFFFF" style:text-underline-type="none"/>
    </style:style>
    <style:style style:name="T103" style:parent-style-name="Zadanifontodlomka" style:family="text">
      <style:text-properties style:font-name="Times New Roman" fo:background-color="#FFFFFF"/>
    </style:style>
    <style:style style:name="T104" style:parent-style-name="Hiperveza" style:family="text">
      <style:text-properties style:font-name="Times New Roman" style:use-window-font-color="true" fo:background-color="#FFFFFF" style:text-underline-type="none"/>
    </style:style>
    <style:style style:name="T105" style:parent-style-name="Zadanifontodlomka" style:family="text">
      <style:text-properties style:font-name="Times New Roman" fo:background-color="#FFFFFF"/>
    </style:style>
    <style:style style:name="T106" style:parent-style-name="Hiperveza" style:family="text">
      <style:text-properties style:font-name="Times New Roman" style:use-window-font-color="true" fo:background-color="#FFFFFF" style:text-underline-type="none"/>
    </style:style>
    <style:style style:name="T107" style:parent-style-name="Zadanifontodlomka" style:family="text">
      <style:text-properties style:font-name="Times New Roman" fo:background-color="#FFFFFF"/>
    </style:style>
    <style:style style:name="T108" style:parent-style-name="Hiperveza" style:family="text">
      <style:text-properties style:font-name="Times New Roman" style:use-window-font-color="true" fo:background-color="#FFFFFF" style:text-underline-type="none"/>
    </style:style>
    <style:style style:name="T109" style:parent-style-name="Zadanifontodlomka" style:family="text">
      <style:text-properties style:font-name="Times New Roman" fo:background-color="#FFFFFF"/>
    </style:style>
    <style:style style:name="T110" style:parent-style-name="Hiperveza" style:family="text">
      <style:text-properties style:font-name="Times New Roman" style:use-window-font-color="true" fo:background-color="#FFFFFF" style:text-underline-type="none"/>
    </style:style>
    <style:style style:name="T111" style:parent-style-name="Zadanifontodlomka" style:family="text">
      <style:text-properties style:font-name="Times New Roman" fo:background-color="#FFFFFF"/>
    </style:style>
    <style:style style:name="T112" style:parent-style-name="Hiperveza" style:family="text">
      <style:text-properties style:font-name="Times New Roman" style:use-window-font-color="true" fo:background-color="#FFFFFF" style:text-underline-type="none"/>
    </style:style>
    <style:style style:name="T113" style:parent-style-name="Zadanifontodlomka" style:family="text">
      <style:text-properties style:font-name="Times New Roman" fo:background-color="#FFFFFF"/>
    </style:style>
    <style:style style:name="T114" style:parent-style-name="Zadanifontodlomka" style:family="text">
      <style:text-properties style:font-name="Times New Roman" fo:font-weight="bold" style:font-weight-asian="bold" style:font-weight-complex="bold" fo:background-color="#FFFFFF"/>
    </style:style>
    <style:style style:name="T115" style:parent-style-name="Zadanifontodlomka" style:family="text">
      <style:text-properties style:font-name="Times New Roman" fo:background-color="#FFFFFF"/>
    </style:style>
    <style:style style:name="T116" style:parent-style-name="Hiperveza" style:family="text">
      <style:text-properties style:font-name="Times New Roman" style:use-window-font-color="true" fo:background-color="#FFFFFF" style:text-underline-type="none"/>
    </style:style>
    <style:style style:name="T117" style:parent-style-name="Zadanifontodlomka" style:family="text">
      <style:text-properties style:font-name="Times New Roman" fo:background-color="#FFFFFF"/>
    </style:style>
    <style:style style:name="T118" style:parent-style-name="Hiperveza" style:family="text">
      <style:text-properties style:font-name="Times New Roman" style:use-window-font-color="true" fo:background-color="#FFFFFF" style:text-underline-type="none"/>
    </style:style>
    <style:style style:name="T119" style:parent-style-name="Zadanifontodlomka" style:family="text">
      <style:text-properties style:font-name="Times New Roman" fo:background-color="#FFFFFF"/>
    </style:style>
    <style:style style:name="T120" style:parent-style-name="Hiperveza" style:family="text">
      <style:text-properties style:font-name="Times New Roman" style:use-window-font-color="true" fo:background-color="#FFFFFF" style:text-underline-type="none"/>
    </style:style>
    <style:style style:name="T121" style:parent-style-name="Zadanifontodlomka" style:family="text">
      <style:text-properties style:font-name="Times New Roman" fo:background-color="#FFFFFF"/>
    </style:style>
    <style:style style:name="T122" style:parent-style-name="Hiperveza" style:family="text">
      <style:text-properties style:font-name="Times New Roman" style:use-window-font-color="true" fo:background-color="#FFFFFF" style:text-underline-type="none"/>
    </style:style>
    <style:style style:name="T123" style:parent-style-name="Zadanifontodlomka" style:family="text">
      <style:text-properties style:font-name="Times New Roman" fo:background-color="#FFFFFF"/>
    </style:style>
    <style:style style:name="P124" style:parent-style-name="Odlomakpopisa" style:family="paragraph">
      <style:paragraph-properties fo:text-align="justify" fo:margin-bottom="0in" fo:line-height="115%"/>
      <style:text-properties style:font-name="Times New Roman"/>
    </style:style>
    <style:style style:name="P125" style:parent-style-name="Normal" style:family="paragraph">
      <style:paragraph-properties fo:text-align="justify" fo:line-height="115%"/>
    </style:style>
    <style:style style:name="T126" style:parent-style-name="Zadanifontodlomka" style:family="text">
      <style:text-properties style:font-name="Times New Roman"/>
    </style:style>
    <style:style style:name="T127" style:parent-style-name="Zadanifontodlomka" style:family="text">
      <style:text-properties style:font-name="Times New Roman" fo:font-style="italic" style:font-style-asian="italic" style:font-style-complex="italic"/>
    </style:style>
    <style:style style:name="T128" style:parent-style-name="Zadanifontodlomka" style:family="text">
      <style:text-properties style:font-name="Times New Roman"/>
    </style:style>
    <style:style style:name="T129" style:parent-style-name="Zadanifontodlomka" style:family="text">
      <style:text-properties style:font-name="Times New Roman" fo:font-style="italic" style:font-style-asian="italic" style:font-style-complex="italic"/>
    </style:style>
    <style:style style:name="T130" style:parent-style-name="Zadanifontodlomka" style:family="text">
      <style:text-properties style:font-name="Times New Roman"/>
    </style:style>
    <style:style style:name="P131" style:parent-style-name="Normal" style:family="paragraph">
      <style:paragraph-properties fo:text-align="justify" fo:line-height="115%"/>
    </style:style>
    <style:style style:name="T132" style:parent-style-name="Zadanifontodlomka" style:family="text">
      <style:text-properties style:font-name="Times New Roman"/>
    </style:style>
    <style:style style:name="T133" style:parent-style-name="Zadanifontodlomka" style:family="text">
      <style:text-properties style:font-name="Times New Roman" fo:font-style="italic" style:font-style-asian="italic" style:font-style-complex="italic"/>
    </style:style>
    <style:style style:name="T134" style:parent-style-name="Zadanifontodlomka" style:family="text">
      <style:text-properties style:font-name="Times New Roman"/>
    </style:style>
    <style:style style:name="T135" style:parent-style-name="Zadanifontodlomka" style:family="text">
      <style:text-properties style:font-name="Times New Roman" fo:font-style="italic" style:font-style-asian="italic" style:font-style-complex="italic"/>
    </style:style>
    <style:style style:name="T136" style:parent-style-name="Zadanifontodlomka" style:family="text">
      <style:text-properties style:font-name="Times New Roman"/>
    </style:style>
    <style:style style:name="P137" style:parent-style-name="Normal" style:family="paragraph">
      <style:paragraph-properties fo:text-align="justify" fo:line-height="115%"/>
      <style:text-properties style:font-name="Times New Roman"/>
    </style:style>
    <style:style style:name="P138" style:parent-style-name="Normal" style:family="paragraph">
      <style:paragraph-properties fo:text-align="justify" fo:line-height="115%"/>
      <style:text-properties style:font-name="Times New Roman"/>
    </style:style>
    <style:style style:name="P139" style:parent-style-name="Odlomakpopisa" style:list-style-name="LFO1" style:family="paragraph">
      <style:paragraph-properties fo:text-align="justify" fo:line-height="115%"/>
    </style:style>
    <style:style style:name="T140" style:parent-style-name="Zadanifontodlomka" style:family="text">
      <style:text-properties style:font-name="Times New Roman" fo:font-weight="bold" style:font-weight-asian="bold" style:font-weight-complex="bold" fo:background-color="#FFFFFF"/>
    </style:style>
    <style:style style:name="T141" style:parent-style-name="Zadanifontodlomka" style:family="text">
      <style:text-properties style:font-name="Times New Roman" fo:background-color="#FFFFFF"/>
    </style:style>
    <style:style style:name="T142" style:parent-style-name="Hiperveza" style:family="text">
      <style:text-properties style:font-name="Times New Roman" style:use-window-font-color="true" fo:background-color="#FFFFFF" style:text-underline-type="none"/>
    </style:style>
    <style:style style:name="T143" style:parent-style-name="Zadanifontodlomka" style:family="text">
      <style:text-properties style:font-name="Times New Roman" fo:background-color="#FFFFFF"/>
    </style:style>
    <style:style style:name="T144" style:parent-style-name="Zadanifontodlomka" style:family="text">
      <style:text-properties style:font-name="Times New Roman" fo:font-style="italic" style:font-style-asian="italic" style:font-style-complex="italic" fo:background-color="#FFFFFF"/>
    </style:style>
    <style:style style:name="T145" style:parent-style-name="Zadanifontodlomka" style:family="text">
      <style:text-properties style:font-name="Times New Roman" fo:background-color="#FFFFFF"/>
    </style:style>
    <style:style style:name="T146" style:parent-style-name="Hiperveza" style:family="text">
      <style:text-properties style:font-name="Times New Roman" style:use-window-font-color="true" fo:background-color="#FFFFFF" style:text-underline-type="none"/>
    </style:style>
    <style:style style:name="T147" style:parent-style-name="Zadanifontodlomka" style:family="text">
      <style:text-properties style:font-name="Times New Roman" fo:background-color="#FFFFFF"/>
    </style:style>
    <style:style style:name="T148" style:parent-style-name="Hiperveza" style:family="text">
      <style:text-properties style:font-name="Times New Roman" style:use-window-font-color="true" fo:background-color="#FFFFFF" style:text-underline-type="none"/>
    </style:style>
    <style:style style:name="T149" style:parent-style-name="Zadanifontodlomka" style:family="text">
      <style:text-properties style:font-name="Times New Roman" fo:background-color="#FFFFFF"/>
    </style:style>
    <style:style style:name="T150" style:parent-style-name="Hiperveza" style:family="text">
      <style:text-properties style:font-name="Times New Roman" style:use-window-font-color="true" fo:background-color="#FFFFFF" style:text-underline-type="none"/>
    </style:style>
    <style:style style:name="T151" style:parent-style-name="Zadanifontodlomka" style:family="text">
      <style:text-properties style:font-name="Times New Roman" fo:background-color="#FFFFFF"/>
    </style:style>
    <style:style style:name="T152" style:parent-style-name="Hiperveza" style:family="text">
      <style:text-properties style:font-name="Times New Roman" style:use-window-font-color="true" fo:background-color="#FFFFFF" style:text-underline-type="none"/>
    </style:style>
    <style:style style:name="T153" style:parent-style-name="Zadanifontodlomka" style:family="text">
      <style:text-properties style:font-name="Times New Roman" fo:background-color="#FFFFFF"/>
    </style:style>
    <style:style style:name="T154" style:parent-style-name="Hiperveza" style:family="text">
      <style:text-properties style:font-name="Times New Roman" style:use-window-font-color="true" fo:background-color="#FFFFFF" style:text-underline-type="none"/>
    </style:style>
    <style:style style:name="T155" style:parent-style-name="Zadanifontodlomka" style:family="text">
      <style:text-properties style:font-name="Times New Roman" fo:background-color="#FFFFFF"/>
    </style:style>
    <style:style style:name="T156" style:parent-style-name="Hiperveza" style:family="text">
      <style:text-properties style:font-name="Times New Roman" style:use-window-font-color="true" fo:background-color="#FFFFFF" style:text-underline-type="none"/>
    </style:style>
    <style:style style:name="T157" style:parent-style-name="Zadanifontodlomka" style:family="text">
      <style:text-properties style:font-name="Times New Roman" fo:background-color="#FFFFFF"/>
    </style:style>
    <style:style style:name="T158" style:parent-style-name="Zadanifontodlomka" style:family="text">
      <style:text-properties style:font-name="Times New Roman" fo:font-weight="bold" style:font-weight-asian="bold" style:font-weight-complex="bold" fo:background-color="#FFFFFF"/>
    </style:style>
    <style:style style:name="T159" style:parent-style-name="Zadanifontodlomka" style:family="text">
      <style:text-properties style:font-name="Times New Roman" fo:background-color="#FFFFFF"/>
    </style:style>
    <style:style style:name="T160" style:parent-style-name="Hiperveza" style:family="text">
      <style:text-properties style:font-name="Times New Roman" style:use-window-font-color="true" fo:background-color="#FFFFFF" style:text-underline-type="none"/>
    </style:style>
    <style:style style:name="T161" style:parent-style-name="Zadanifontodlomka" style:family="text">
      <style:text-properties style:font-name="Times New Roman" fo:background-color="#FFFFFF"/>
    </style:style>
    <style:style style:name="T162" style:parent-style-name="Hiperveza" style:family="text">
      <style:text-properties style:font-name="Times New Roman" style:use-window-font-color="true" fo:background-color="#FFFFFF" style:text-underline-type="none"/>
    </style:style>
    <style:style style:name="T163" style:parent-style-name="Zadanifontodlomka" style:family="text">
      <style:text-properties style:font-name="Times New Roman" fo:background-color="#FFFFFF"/>
    </style:style>
    <style:style style:name="T164" style:parent-style-name="Hiperveza" style:family="text">
      <style:text-properties style:font-name="Times New Roman" style:use-window-font-color="true" fo:background-color="#FFFFFF" style:text-underline-type="none"/>
    </style:style>
    <style:style style:name="T165" style:parent-style-name="Zadanifontodlomka" style:family="text">
      <style:text-properties style:font-name="Times New Roman" fo:background-color="#FFFFFF"/>
    </style:style>
    <style:style style:name="T166" style:parent-style-name="Hiperveza" style:family="text">
      <style:text-properties style:font-name="Times New Roman" style:use-window-font-color="true" fo:background-color="#FFFFFF" style:text-underline-type="none"/>
    </style:style>
    <style:style style:name="T167" style:parent-style-name="Zadanifontodlomka" style:family="text">
      <style:text-properties style:font-name="Times New Roman" fo:background-color="#FFFFFF"/>
    </style:style>
    <style:style style:name="P168" style:parent-style-name="Normal" style:family="paragraph">
      <style:paragraph-properties fo:text-align="justify" fo:line-height="115%"/>
    </style:style>
    <style:style style:name="T169" style:parent-style-name="Zadanifontodlomka" style:family="text">
      <style:text-properties style:font-name="Times New Roman" fo:color="#202122" fo:background-color="#FFFFFF"/>
    </style:style>
    <style:style style:name="T170" style:parent-style-name="Zadanifontodlomka" style:family="text">
      <style:text-properties style:font-name="Times New Roman" fo:color="#202122" fo:background-color="#FFFFFF"/>
    </style:style>
    <style:style style:name="T171" style:parent-style-name="Zadanifontodlomka" style:family="text">
      <style:text-properties style:font-name="Times New Roman" fo:color="#202122" fo:background-color="#FFFFFF"/>
    </style:style>
    <style:style style:name="T172" style:parent-style-name="Zadanifontodlomka" style:family="text">
      <style:text-properties style:font-name="Times New Roman" fo:color="#202122" fo:background-color="#FFFFFF"/>
    </style:style>
    <style:style style:name="T173" style:parent-style-name="Zadanifontodlomka" style:family="text">
      <style:text-properties style:font-name="Times New Roman"/>
    </style:style>
    <style:style style:name="P174" style:parent-style-name="Normal" style:family="paragraph">
      <style:paragraph-properties fo:text-align="justify" fo:line-height="115%"/>
    </style:style>
    <style:style style:name="T175" style:parent-style-name="Zadanifontodlomka" style:family="text">
      <style:text-properties style:font-name="Times New Roman"/>
    </style:style>
    <style:style style:name="T176" style:parent-style-name="Zadanifontodlomka" style:family="text">
      <style:text-properties style:font-name="Times New Roman"/>
    </style:style>
    <style:style style:name="T177" style:parent-style-name="Zadanifontodlomka" style:family="text">
      <style:text-properties style:font-name="Times New Roman"/>
    </style:style>
    <style:style style:name="T178" style:parent-style-name="Zadanifontodlomka" style:family="text">
      <style:text-properties style:font-name="Times New Roman"/>
    </style:style>
    <style:style style:name="T179" style:parent-style-name="Zadanifontodlomka" style:family="text">
      <style:text-properties style:font-name="Times New Roman" fo:font-style="italic" style:font-style-asian="italic" style:font-style-complex="italic"/>
    </style:style>
    <style:style style:name="T180" style:parent-style-name="Zadanifontodlomka" style:family="text">
      <style:text-properties style:font-name="Times New Roman"/>
    </style:style>
    <style:style style:name="T181" style:parent-style-name="Zadanifontodlomka" style:family="text">
      <style:text-properties style:font-name="Times New Roman" fo:font-style="italic" style:font-style-asian="italic" style:font-style-complex="italic"/>
    </style:style>
    <style:style style:name="T182" style:parent-style-name="Zadanifontodlomka" style:family="text">
      <style:text-properties style:font-name="Times New Roman"/>
    </style:style>
    <style:style style:name="P183" style:parent-style-name="Normal" style:family="paragraph">
      <style:paragraph-properties fo:text-align="justify" fo:line-height="115%"/>
      <style:text-properties style:font-name="Times New Roman"/>
    </style:style>
    <style:style style:name="P184" style:parent-style-name="Odlomakpopisa" style:list-style-name="LFO1" style:family="paragraph">
      <style:paragraph-properties fo:text-align="justify" fo:line-height="115%"/>
    </style:style>
    <style:style style:name="T185" style:parent-style-name="Zadanifontodlomka" style:family="text">
      <style:text-properties style:font-name="Times New Roman" fo:font-weight="bold" style:font-weight-asian="bold" style:font-weight-complex="bold" fo:background-color="#FFFFFF"/>
    </style:style>
    <style:style style:name="T186" style:parent-style-name="Zadanifontodlomka" style:family="text">
      <style:text-properties style:font-name="Times New Roman" fo:background-color="#FFFFFF"/>
    </style:style>
    <style:style style:name="T187" style:parent-style-name="Zadanifontodlomka" style:family="text">
      <style:text-properties style:font-name="Times New Roman"/>
    </style:style>
    <style:style style:name="T188" style:parent-style-name="Zadanifontodlomka" style:family="text">
      <style:text-properties style:font-name="Times New Roman" fo:background-color="#FFFFFF"/>
    </style:style>
    <style:style style:name="T189" style:parent-style-name="Zadanifontodlomka" style:family="text">
      <style:text-properties style:font-name="Times New Roman"/>
    </style:style>
    <style:style style:name="T190" style:parent-style-name="Zadanifontodlomka" style:family="text">
      <style:text-properties style:font-name="Times New Roman" fo:background-color="#FFFFFF"/>
    </style:style>
    <style:style style:name="T191" style:parent-style-name="Zadanifontodlomka" style:family="text">
      <style:text-properties style:font-name="Times New Roman"/>
    </style:style>
    <style:style style:name="T192" style:parent-style-name="Zadanifontodlomka" style:family="text">
      <style:text-properties style:font-name="Times New Roman" fo:background-color="#FFFFFF"/>
    </style:style>
    <style:style style:name="T193" style:parent-style-name="Zadanifontodlomka" style:family="text">
      <style:text-properties style:font-name="Times New Roman"/>
    </style:style>
    <style:style style:name="T194" style:parent-style-name="Zadanifontodlomka" style:family="text">
      <style:text-properties style:font-name="Times New Roman" fo:background-color="#FFFFFF"/>
    </style:style>
    <style:style style:name="T195" style:parent-style-name="Zadanifontodlomka" style:family="text">
      <style:text-properties style:font-name="Times New Roman" fo:background-color="#FFFFFF"/>
    </style:style>
    <style:style style:name="T196" style:parent-style-name="Zadanifontodlomka" style:family="text">
      <style:text-properties style:font-name="Times New Roman" fo:background-color="#FFFFFF"/>
    </style:style>
    <style:style style:name="T197" style:parent-style-name="Zadanifontodlomka" style:family="text">
      <style:text-properties style:font-name="Times New Roman" fo:background-color="#FFFFFF"/>
    </style:style>
    <style:style style:name="T198" style:parent-style-name="Zadanifontodlomka" style:family="text">
      <style:text-properties style:font-name="Times New Roman" fo:background-color="#FFFFFF"/>
    </style:style>
    <style:style style:name="T199" style:parent-style-name="Zadanifontodlomka" style:family="text">
      <style:text-properties style:font-name="Times New Roman" fo:background-color="#FFFFFF"/>
    </style:style>
    <style:style style:name="T200" style:parent-style-name="Zadanifontodlomka" style:family="text">
      <style:text-properties style:font-name="Times New Roman" fo:background-color="#FFFFFF"/>
    </style:style>
    <style:style style:name="T201" style:parent-style-name="Zadanifontodlomka" style:family="text">
      <style:text-properties style:font-name="Times New Roman" fo:background-color="#FFFFFF"/>
    </style:style>
    <style:style style:name="T202" style:parent-style-name="Zadanifontodlomka" style:family="text">
      <style:text-properties style:font-name="Times New Roman" fo:background-color="#FFFFFF"/>
    </style:style>
    <style:style style:name="T203" style:parent-style-name="Zadanifontodlomka" style:family="text">
      <style:text-properties style:font-name="Times New Roman" fo:background-color="#FFFFFF"/>
    </style:style>
    <style:style style:name="T204" style:parent-style-name="Zadanifontodlomka" style:family="text">
      <style:text-properties style:font-name="Times New Roman" fo:background-color="#FFFFFF"/>
    </style:style>
    <style:style style:name="T205" style:parent-style-name="Zadanifontodlomka" style:family="text">
      <style:text-properties style:font-name="Times New Roman" fo:background-color="#FFFFFF"/>
    </style:style>
    <style:style style:name="T206" style:parent-style-name="Zadanifontodlomka" style:family="text">
      <style:text-properties style:font-name="Times New Roman" fo:background-color="#FFFFFF"/>
    </style:style>
    <style:style style:name="T207" style:parent-style-name="Zadanifontodlomka" style:family="text">
      <style:text-properties style:font-name="Times New Roman" fo:background-color="#FFFFFF"/>
    </style:style>
    <style:style style:name="T208" style:parent-style-name="Zadanifontodlomka" style:family="text">
      <style:text-properties style:font-name="Times New Roman" fo:font-style="italic" style:font-style-asian="italic" style:font-style-complex="italic"/>
    </style:style>
    <style:style style:name="T209" style:parent-style-name="Zadanifontodlomka" style:family="text">
      <style:text-properties style:font-name="Times New Roman"/>
    </style:style>
    <style:style style:name="T210" style:parent-style-name="Zadanifontodlomka" style:family="text">
      <style:text-properties style:font-name="Times New Roman" fo:font-style="italic" style:font-style-asian="italic" style:font-style-complex="italic"/>
    </style:style>
    <style:style style:name="T211" style:parent-style-name="Zadanifontodlomka" style:family="text">
      <style:text-properties style:font-name="Times New Roman"/>
    </style:style>
    <style:style style:name="T212" style:parent-style-name="Zadanifontodlomka" style:family="text">
      <style:text-properties style:font-name="Times New Roman" fo:background-color="#FFFFFF"/>
    </style:style>
    <style:style style:name="T213" style:parent-style-name="Zadanifontodlomka" style:family="text">
      <style:text-properties style:font-name="Times New Roman" fo:font-style="italic" style:font-style-asian="italic" style:font-style-complex="italic"/>
    </style:style>
    <style:style style:name="T214" style:parent-style-name="Zadanifontodlomka" style:family="text">
      <style:text-properties style:font-name="Times New Roman"/>
    </style:style>
    <style:style style:name="T215" style:parent-style-name="Zadanifontodlomka" style:family="text">
      <style:text-properties style:font-name="Times New Roman" fo:font-style="italic" style:font-style-asian="italic" style:font-style-complex="italic"/>
    </style:style>
    <style:style style:name="T216" style:parent-style-name="Zadanifontodlomka" style:family="text">
      <style:text-properties style:font-name="Times New Roman"/>
    </style:style>
    <style:style style:name="T217" style:parent-style-name="Zadanifontodlomka" style:family="text">
      <style:text-properties style:font-name="Times New Roman" fo:background-color="#FFFFFF"/>
    </style:style>
    <style:style style:name="P218" style:parent-style-name="Odlomakpopisa" style:list-style-name="LFO1" style:family="paragraph">
      <style:paragraph-properties fo:text-align="justify" fo:margin-bottom="0in" fo:line-height="115%"/>
    </style:style>
    <style:style style:name="T219" style:parent-style-name="Zadanifontodlomka" style:family="text">
      <style:text-properties style:font-name="Times New Roman" fo:font-weight="bold" style:font-weight-asian="bold" style:font-weight-complex="bold"/>
    </style:style>
    <style:style style:name="P220" style:parent-style-name="Normal" style:family="paragraph">
      <style:paragraph-properties fo:text-align="justify" fo:margin-bottom="0in" fo:line-height="115%"/>
    </style:style>
    <style:style style:name="T221" style:parent-style-name="Zadanifontodlomka" style:family="text">
      <style:text-properties style:font-name="Times New Roman" fo:color="#212529" fo:background-color="#FFFFFF"/>
    </style:style>
    <style:style style:name="T222" style:parent-style-name="Zadanifontodlomka" style:family="text">
      <style:text-properties style:font-name="Times New Roman" fo:font-weight="bold" style:font-weight-asian="bold" style:font-weight-complex="bold"/>
    </style:style>
    <style:style style:name="P223" style:parent-style-name="Normal" style:family="paragraph">
      <style:paragraph-properties fo:text-align="justify" fo:margin-bottom="0in" fo:line-height="115%"/>
    </style:style>
    <style:style style:name="T224" style:parent-style-name="Zadanifontodlomka" style:family="text">
      <style:text-properties style:font-name="Times New Roman" fo:color="#212529" fo:background-color="#FFFFFF"/>
    </style:style>
    <style:style style:name="T225" style:parent-style-name="Zadanifontodlomka" style:family="text">
      <style:text-properties style:font-name="Times New Roman" fo:font-style="italic" style:font-style-asian="italic" style:font-style-complex="italic" fo:color="#000000" fo:background-color="#FFFFFF"/>
    </style:style>
    <style:style style:name="T226" style:parent-style-name="Zadanifontodlomka" style:family="text">
      <style:text-properties style:font-name="Times New Roman" fo:color="#212529" fo:background-color="#FFFFFF"/>
    </style:style>
    <style:style style:name="T227" style:parent-style-name="Zadanifontodlomka" style:family="text">
      <style:text-properties style:font-name="Times New Roman" fo:font-style="italic" style:font-style-asian="italic" style:font-style-complex="italic" fo:color="#000000" fo:background-color="#FFFFFF"/>
    </style:style>
    <style:style style:name="T228" style:parent-style-name="Zadanifontodlomka" style:family="text">
      <style:text-properties style:font-name="Times New Roman" fo:color="#212529" fo:background-color="#FFFFFF"/>
    </style:style>
    <style:style style:name="T229" style:parent-style-name="Zadanifontodlomka" style:family="text">
      <style:text-properties style:font-name="Times New Roman" fo:font-style="italic" style:font-style-asian="italic" style:font-style-complex="italic" fo:color="#000000"/>
    </style:style>
    <style:style style:name="T230" style:parent-style-name="Zadanifontodlomka" style:family="text">
      <style:text-properties style:font-name="Times New Roman"/>
    </style:style>
    <style:style style:name="T231" style:parent-style-name="Zadanifontodlomka" style:family="text">
      <style:text-properties style:font-name="Times New Roman" fo:font-style="italic" style:font-style-asian="italic" style:font-style-complex="italic" fo:color="#000000"/>
    </style:style>
    <style:style style:name="T232" style:parent-style-name="Zadanifontodlomka" style:family="text">
      <style:text-properties style:font-name="Times New Roman"/>
    </style:style>
    <style:style style:name="T233" style:parent-style-name="Zadanifontodlomka" style:family="text">
      <style:text-properties style:font-name="Times New Roman" fo:color="#212529" fo:background-color="#FFFFFF"/>
    </style:style>
    <style:style style:name="T234" style:parent-style-name="Zadanifontodlomka" style:family="text">
      <style:text-properties style:font-name="Times New Roman" fo:font-style="italic" style:font-style-asian="italic" style:font-style-complex="italic" fo:color="#000000" fo:background-color="#FFFFFF"/>
    </style:style>
    <style:style style:name="T235" style:parent-style-name="Zadanifontodlomka" style:family="text">
      <style:text-properties style:font-name="Times New Roman" fo:color="#212529" fo:background-color="#FFFFFF"/>
    </style:style>
    <style:style style:name="T236" style:parent-style-name="Zadanifontodlomka" style:family="text">
      <style:text-properties style:font-name="Times New Roman" fo:font-style="italic" style:font-style-asian="italic" style:font-style-complex="italic" fo:color="#000000" fo:background-color="#FFFFFF"/>
    </style:style>
    <style:style style:name="T237" style:parent-style-name="Zadanifontodlomka" style:family="text">
      <style:text-properties style:font-name="Times New Roman" fo:color="#212529" fo:background-color="#FFFFFF"/>
    </style:style>
    <style:style style:name="T238" style:parent-style-name="Zadanifontodlomka" style:family="text">
      <style:text-properties style:font-name="Times New Roman" fo:font-style="italic" style:font-style-asian="italic" style:font-style-complex="italic" fo:color="#000000"/>
    </style:style>
    <style:style style:name="T239" style:parent-style-name="Zadanifontodlomka" style:family="text">
      <style:text-properties style:font-name="Times New Roman"/>
    </style:style>
    <style:style style:name="T240" style:parent-style-name="Zadanifontodlomka" style:family="text">
      <style:text-properties style:font-name="Times New Roman" fo:font-style="italic" style:font-style-asian="italic" style:font-style-complex="italic" fo:color="#000000"/>
    </style:style>
    <style:style style:name="T241" style:parent-style-name="Zadanifontodlomka" style:family="text">
      <style:text-properties style:font-name="Times New Roman"/>
    </style:style>
    <style:style style:name="T242" style:parent-style-name="Zadanifontodlomka" style:family="text">
      <style:text-properties style:font-name="Times New Roman" fo:color="#212529" fo:background-color="#FFFFFF"/>
    </style:style>
    <style:style style:name="P243" style:parent-style-name="Odlomakpopisa" style:family="paragraph">
      <style:paragraph-properties fo:text-align="justify" fo:line-height="115%"/>
      <style:text-properties style:font-name="Times New Roman"/>
    </style:style>
    <style:style style:name="P244" style:parent-style-name="Odlomakpopisa" style:list-style-name="LFO1" style:family="paragraph">
      <style:paragraph-properties fo:text-align="justify" fo:line-height="115%"/>
    </style:style>
    <style:style style:name="T245" style:parent-style-name="Zadanifontodlomka" style:family="text">
      <style:text-properties style:font-name="Times New Roman" fo:font-weight="bold" style:font-weight-asian="bold" style:font-weight-complex="bold" fo:background-color="#FFFFFF"/>
    </style:style>
    <style:style style:name="T246" style:parent-style-name="Zadanifontodlomka" style:family="text">
      <style:text-properties style:font-name="Times New Roman" fo:font-weight="bold" style:font-weight-asian="bold" style:font-weight-complex="bold"/>
    </style:style>
    <style:style style:name="T247" style:parent-style-name="Zadanifontodlomka" style:family="text">
      <style:text-properties style:font-name="Times New Roman" fo:font-weight="bold" style:font-weight-asian="bold" style:font-weight-complex="bold" fo:color="#212529" fo:background-color="#FFFFFF"/>
    </style:style>
    <style:style style:name="T248" style:parent-style-name="Zadanifontodlomka" style:family="text">
      <style:text-properties style:font-name="Times New Roman" fo:font-weight="bold" style:font-weight-asian="bold" style:font-weight-complex="bold"/>
    </style:style>
    <style:style style:name="T249" style:parent-style-name="Zadanifontodlomka" style:family="text">
      <style:text-properties style:font-name="Times New Roman" fo:font-weight="bold" style:font-weight-asian="bold" style:font-weight-complex="bold"/>
    </style:style>
    <style:style style:name="T250" style:parent-style-name="Zadanifontodlomka" style:family="text">
      <style:text-properties style:font-name="Times New Roman" fo:font-weight="bold" style:font-weight-asian="bold" style:font-weight-complex="bold"/>
    </style:style>
    <style:style style:name="T251" style:parent-style-name="Zadanifontodlomka" style:family="text">
      <style:text-properties style:font-name="Times New Roman" fo:font-weight="bold" style:font-weight-asian="bold" style:font-weight-complex="bold"/>
    </style:style>
    <style:style style:name="T252" style:parent-style-name="Zadanifontodlomka" style:family="text">
      <style:text-properties style:font-name="Times New Roman"/>
    </style:style>
    <style:style style:name="T253" style:parent-style-name="Zadanifontodlomka" style:family="text">
      <style:text-properties style:font-name="Times New Roman" fo:color="#212529" fo:background-color="#FFFFFF"/>
    </style:style>
    <style:style style:name="T254" style:parent-style-name="Zadanifontodlomka" style:family="text">
      <style:text-properties style:font-name="Times New Roman"/>
    </style:style>
    <style:style style:name="T255" style:parent-style-name="Zadanifontodlomka" style:family="text">
      <style:text-properties style:font-name="Times New Roman" fo:color="#212529" fo:background-color="#FFFFFF"/>
    </style:style>
    <style:style style:name="T256" style:parent-style-name="Zadanifontodlomka" style:family="text">
      <style:text-properties style:font-name="Times New Roman"/>
    </style:style>
    <style:style style:name="T257" style:parent-style-name="Zadanifontodlomka" style:family="text">
      <style:text-properties style:font-name="Times New Roman" fo:color="#212529" fo:background-color="#FFFFFF"/>
    </style:style>
    <style:style style:name="T258" style:parent-style-name="Zadanifontodlomka" style:family="text">
      <style:text-properties style:font-name="Times New Roman"/>
    </style:style>
    <style:style style:name="T259" style:parent-style-name="Zadanifontodlomka" style:family="text">
      <style:text-properties style:font-name="Times New Roman" fo:color="#212529" fo:background-color="#FFFFFF"/>
    </style:style>
    <style:style style:name="T260" style:parent-style-name="Zadanifontodlomka" style:family="text">
      <style:text-properties style:font-name="Times New Roman"/>
    </style:style>
    <style:style style:name="T261" style:parent-style-name="Zadanifontodlomka" style:family="text">
      <style:text-properties style:font-name="Times New Roman" fo:color="#212529" fo:background-color="#FFFFFF"/>
    </style:style>
    <style:style style:name="T262" style:parent-style-name="Zadanifontodlomka" style:family="text">
      <style:text-properties style:font-name="Times New Roman" fo:color="#212529" fo:background-color="#FFFFFF"/>
    </style:style>
    <style:style style:name="T263" style:parent-style-name="Zadanifontodlomka" style:family="text">
      <style:text-properties style:font-name="Times New Roman" fo:color="#212529" fo:background-color="#FFFFFF"/>
    </style:style>
    <style:style style:name="T264" style:parent-style-name="Zadanifontodlomka" style:family="text">
      <style:text-properties style:font-name="Times New Roman" fo:font-style="italic" style:font-style-asian="italic" style:font-style-complex="italic" fo:color="#000000"/>
    </style:style>
    <style:style style:name="T265" style:parent-style-name="Zadanifontodlomka" style:family="text">
      <style:text-properties style:font-name="Times New Roman"/>
    </style:style>
    <style:style style:name="T266" style:parent-style-name="Zadanifontodlomka" style:family="text">
      <style:text-properties style:font-name="Times New Roman" fo:font-style="italic" style:font-style-asian="italic" style:font-style-complex="italic" fo:color="#000000"/>
    </style:style>
    <style:style style:name="T267" style:parent-style-name="Zadanifontodlomka" style:family="text">
      <style:text-properties style:font-name="Times New Roman"/>
    </style:style>
    <style:style style:name="T268" style:parent-style-name="Zadanifontodlomka" style:family="text">
      <style:text-properties style:font-name="Times New Roman" fo:color="#212529" fo:background-color="#FFFFFF"/>
    </style:style>
    <style:style style:name="T269" style:parent-style-name="Zadanifontodlomka" style:family="text">
      <style:text-properties style:font-name="Times New Roman" fo:font-weight="bold" style:font-weight-asian="bold" style:font-weight-complex="bold" fo:color="#212529" fo:background-color="#FFFFFF"/>
    </style:style>
    <style:style style:name="T270" style:parent-style-name="Zadanifontodlomka" style:family="text">
      <style:text-properties style:font-name="Times New Roman" fo:color="#212529" fo:background-color="#FFFFFF"/>
    </style:style>
    <style:style style:name="T271" style:parent-style-name="Zadanifontodlomka" style:family="text">
      <style:text-properties style:font-name="Times New Roman" fo:font-style="italic" style:font-style-asian="italic" style:font-style-complex="italic" fo:color="#212529" fo:background-color="#FFFFFF"/>
    </style:style>
    <style:style style:name="T272" style:parent-style-name="Zadanifontodlomka" style:family="text">
      <style:text-properties style:font-name="Times New Roman" fo:color="#212529" fo:background-color="#FFFFFF"/>
    </style:style>
    <style:style style:name="T273" style:parent-style-name="Zadanifontodlomka" style:family="text">
      <style:text-properties style:font-name="Times New Roman" fo:font-style="italic" style:font-style-asian="italic" style:font-style-complex="italic" fo:color="#212529" fo:background-color="#FFFFFF"/>
    </style:style>
    <style:style style:name="T274" style:parent-style-name="Zadanifontodlomka" style:family="text">
      <style:text-properties style:font-name="Times New Roman" fo:color="#212529" fo:background-color="#FFFFFF"/>
    </style:style>
    <style:style style:name="T275" style:parent-style-name="Zadanifontodlomka" style:family="text">
      <style:text-properties style:font-name="Times New Roman"/>
    </style:style>
    <style:style style:name="T276" style:parent-style-name="Zadanifontodlomka" style:family="text">
      <style:text-properties style:font-name="Times New Roman" fo:font-style="italic" style:font-style-asian="italic" style:font-style-complex="italic"/>
    </style:style>
    <style:style style:name="T277" style:parent-style-name="Zadanifontodlomka" style:family="text">
      <style:text-properties style:font-name="Times New Roman"/>
    </style:style>
    <style:style style:name="T278" style:parent-style-name="Zadanifontodlomka" style:family="text">
      <style:text-properties style:font-name="Times New Roman" fo:color="#212529" fo:background-color="#FFFFFF"/>
    </style:style>
    <style:style style:name="T279" style:parent-style-name="Zadanifontodlomka" style:family="text">
      <style:text-properties style:font-name="Times New Roman" fo:color="#212529" fo:background-color="#FFFFFF"/>
    </style:style>
    <style:style style:name="T280" style:parent-style-name="Zadanifontodlomka" style:family="text">
      <style:text-properties style:font-name="Times New Roman" fo:color="#212529" fo:background-color="#FFFFFF"/>
    </style:style>
    <style:style style:name="T281" style:parent-style-name="Zadanifontodlomka" style:family="text">
      <style:text-properties style:font-name="Times New Roman" fo:color="#212529" fo:background-color="#FFFFFF"/>
    </style:style>
    <style:style style:name="T282" style:parent-style-name="Zadanifontodlomka" style:family="text">
      <style:text-properties style:font-name="Times New Roman" fo:font-weight="bold" style:font-weight-asian="bold" style:font-weight-complex="bold" fo:color="#212529" fo:background-color="#FFFFFF"/>
    </style:style>
    <style:style style:name="T283" style:parent-style-name="Zadanifontodlomka" style:family="text">
      <style:text-properties style:font-name="Times New Roman" fo:color="#212529" fo:background-color="#FFFFFF"/>
    </style:style>
    <style:style style:name="T284" style:parent-style-name="Zadanifontodlomka" style:family="text">
      <style:text-properties style:font-name="Times New Roman" fo:color="#212529" fo:background-color="#FFFFFF"/>
    </style:style>
    <style:style style:name="T285" style:parent-style-name="Zadanifontodlomka" style:family="text">
      <style:text-properties style:font-name="Times New Roman" fo:background-color="#FFFFFF"/>
    </style:style>
    <style:style style:name="T286" style:parent-style-name="Zadanifontodlomka" style:family="text">
      <style:text-properties style:font-name="Times New Roman" fo:color="#212529" fo:background-color="#FFFFFF"/>
    </style:style>
    <style:style style:name="T287" style:parent-style-name="Zadanifontodlomka" style:family="text">
      <style:text-properties style:font-name="Times New Roman" fo:font-weight="bold" style:font-weight-asian="bold" style:font-weight-complex="bold" fo:color="#212529" fo:background-color="#FFFFFF"/>
    </style:style>
    <style:style style:name="T288" style:parent-style-name="Zadanifontodlomka" style:family="text">
      <style:text-properties style:font-name="Times New Roman" fo:color="#212529" fo:background-color="#FFFFFF"/>
    </style:style>
    <style:style style:name="T289" style:parent-style-name="Zadanifontodlomka" style:family="text">
      <style:text-properties style:font-name="Times New Roman" fo:font-style="italic" style:font-style-asian="italic" style:font-style-complex="italic" fo:color="#000000"/>
    </style:style>
    <style:style style:name="T290" style:parent-style-name="Zadanifontodlomka" style:family="text">
      <style:text-properties style:font-name="Times New Roman"/>
    </style:style>
    <style:style style:name="T291" style:parent-style-name="Zadanifontodlomka" style:family="text">
      <style:text-properties style:font-name="Times New Roman" fo:font-style="italic" style:font-style-asian="italic" style:font-style-complex="italic" fo:color="#000000"/>
    </style:style>
    <style:style style:name="T292" style:parent-style-name="Zadanifontodlomka" style:family="text">
      <style:text-properties style:font-name="Times New Roman"/>
    </style:style>
    <style:style style:name="T293" style:parent-style-name="Zadanifontodlomka" style:family="text">
      <style:text-properties style:font-name="Times New Roman" fo:color="#212529" fo:background-color="#FFFFFF"/>
    </style:style>
    <style:style style:name="T294" style:parent-style-name="Zadanifontodlomka" style:family="text">
      <style:text-properties style:font-name="Times New Roman" fo:font-style="italic" style:font-style-asian="italic" style:font-style-complex="italic" fo:color="#000000"/>
    </style:style>
    <style:style style:name="T295" style:parent-style-name="Zadanifontodlomka" style:family="text">
      <style:text-properties style:font-name="Times New Roman"/>
    </style:style>
    <style:style style:name="T296" style:parent-style-name="Zadanifontodlomka" style:family="text">
      <style:text-properties style:font-name="Times New Roman" fo:font-style="italic" style:font-style-asian="italic" style:font-style-complex="italic" fo:color="#000000"/>
    </style:style>
    <style:style style:name="T297" style:parent-style-name="Zadanifontodlomka" style:family="text">
      <style:text-properties style:font-name="Times New Roman"/>
    </style:style>
    <style:style style:name="T298" style:parent-style-name="Zadanifontodlomka" style:family="text">
      <style:text-properties style:font-name="Times New Roman" fo:color="#212529" fo:background-color="#FFFFFF"/>
    </style:style>
    <style:style style:name="T299" style:parent-style-name="Zadanifontodlomka" style:family="text">
      <style:text-properties style:font-name="Times New Roman" fo:font-style="italic" style:font-style-asian="italic" style:font-style-complex="italic" fo:color="#000000" fo:background-color="#FFFFFF"/>
    </style:style>
    <style:style style:name="T300" style:parent-style-name="Zadanifontodlomka" style:family="text">
      <style:text-properties style:font-name="Times New Roman" fo:color="#212529" fo:background-color="#FFFFFF"/>
    </style:style>
  </office:automatic-styles>
  <office:body>
    <office:text text:use-soft-page-breaks="true">
      <text:list text:style-name="LFO1" text:continue-numbering="true">
        <text:list-item>
          <text:p text:style-name="P1">Galileo Galilei vs. Marko Antun de Dominis –<text:s/></text:p>
        </text:list-item>
      </text:list>
      <text:p text:style-name="P2">od konstrukcije do teorije dalekozora</text:p>
      <text:p text:style-name="P3"><text:span text:style-name="T4">Dominis i Galilei predavali su u istom razdoblju matematiku na dva različita učilišta u Padovi, ali nije poznato jesu li imali kontakte. Zbog neprijateljstva između isusovačkih i drugih studenata godine 1592. isusovci su morali premjestiti svoje studije filozofije u sklopu koje se predavala i matematika u Bresciu, kamo tada seli i Dominis<text:s/></text:span><text:span text:style-name="T5">gdje</text:span><text:span text:style-name="T6"><text:s/>boravi do odlaska u Rim 1595. godine. Galilei je<text:s/></text:span><text:span text:style-name="T7">neosporno<text:s/></text:span><text:span text:style-name="T8">poznavao Dominiso</text:span><text:span text:style-name="T9">v</text:span><text:span text:style-name="T10"><text:s/>optički rad i njegovu teoriju plime i oseke, ali nije mu odavao</text:span><text:span text:style-name="T11"><text:s/>zasluženo</text:span><text:span text:style-name="T12"><text:s/>priznanje</text:span><text:span text:style-name="T13">,</text:span><text:span text:style-name="T14"><text:s/>već<text:s/></text:span><text:span text:style-name="T15">minorizira Dominisove zasluge</text:span><text:span text:style-name="T16"><text:s/>i s ironijom</text:span><text:span text:style-name="T17"><text:s/>se osvrće se na Dominisova gledišta.</text:span><text:span text:style-name="T18"><text:s text:c="2"/></text:span><text:span text:style-name="T19">Galileo je nastojao minorizirati rad svih učenjaka povezanih uz izum i tumačenje dalekozora, kako bi stvorio dojam kako sve zasluge pripadaju upravo njemu.<text:s/></text:span><text:span text:style-name="T20">Dalekozor kao izum bio je plod dugogodišnjih nastojanja i praktičnog otkrića. Konstrukcija je realizirana slučajno, prikladno posloženim lećama, <text:s/>a zasigurno nije nastala na temelju teorijskog razmatranja. Prvi dalekozori su djelo praktičnih majstora optičara i konstruirani su u Nizozemskoj 1608. godine. Trgovac i optičar Hans Lippershey (1570-1619) iz Middelburga prvi ga je javno prikazao u Veneciji i pokušao dobiti patent. U ljeto 1609. upravo kada je Galilei boravio u Veneciji doznao je o posjetu Lippersheya, koji je Senatu došao ponuditi novi optički instrument čudesnih mogućnosti. Galilea je impresionirao novi instrument. Planirao je preko utjecajnog znanca Paola Sarpija na neko vrijeme usporiti pregovore Nizozemca sa Senatom, kako bi imao vremena konstruirati vlastiti dalekozor s još boljim mogućnostima i ponuditi ga Senatu.<text:s/></text:span><text:span text:style-name="T21">Galilei se u svezi s dalekozorom prvo iskazao kao osoba koja ima velike vještine preciznog konstruiranja instrumenta jer u kratkom vremenu neposredno nakon što je vidio nizozemski izum, konstruirao je vlastiti dalekozor s većim povećanjem i bez skrupula prezentirao ga mletačkom duždu i Senatu kao vlastiti izum, vidjevši u tome sjajnu priliku, budući da mu je jedno drugo njegovo konstrukcijsko poboljšanje od prije postojećeg instrumenta - računskog mjerila, <text:s/>nazvanog geometrijsko-vojni šestar i zasnovanog na principu razmjernih veličina, već donosio znatan prihod. Dakle, Galilei nije bio prva osoba koja je konstruirala praktični izum za gledanje dalekih objekata – dalekozor, iako ga je predstavljao kao vlastiti izum. Pored toga što dalekozor nije bio Galileov izum, on zasigurno nije bio ni prva osoba koja je usmjerila dalekozor prema zvjezdanom nebu, jer poznato je da je prije Galileia ugledni engleski astronom Thomas Harriott prvi dalekozorom opažao i nacrtrao karte Mjeseca već u srpnju 1609. godine, a nakon toga sustavno je istraživao sunčane pjege i druge pojave.</text:span></text:p>
      <text:p text:style-name="P22"/>
      <text:p text:style-name="P23"><text:span text:style-name="T24">Radovi de Dominisa i Galilea u svezi s dalekozorom, odražavaju dva potpuno različita pristupa. Galilei u svom djelu<text:s/></text:span><text:bookmark-start text:name="_Hlk168470965"/><text:span text:style-name="T25">Sidereus nuncius</text:span><text:span text:style-name="T26"><text:s/></text:span><text:bookmark-end text:name="_Hlk168470965"/><text:span text:style-name="T27">odobrenom za tisak u ožujku 1610., daje samo kratki navod o dalekozoru bez njegova tumačenja jer ga nije ni znao rastumačiti ni tada niti kasnije, budući da se nije ni bavio optikom. U fokusu Galileovih istaživanja bila su područja mehanike i astronomije. Dok je u području mehanike Galileo shvatio potrebu za matematiziranjem fizike, njegov rad s dalekozorom metodološki je drugačiji. Odvija se isključivo u praktičnoj domeni opažanja i konstruiranja (točnije rekonstruiranja tuđeg izuma), dakle u vezi s dalekozorom njegov rad utemeljeljen je na praktičnim znanjima i vještinama, bez plodonosnog prožimanja empirijskog aspekta s matematikom kakvo je ostvario u svojim mehaničkim istraživanjiima. To je dijelom i razumljivo, budući da se Galileo niije bavio optikom i dalekozor nije bio Galileov izum već se radi o praktičnom izumu nizozemskih optičara kojem skeptična znanstvena zajednica u prvo vrijeme nije niti pridavala osobitu važnost, ne prepoznavši isprva koliko će njegova primjena u astronomskim istraživanjima značiti za revolucionarni razvitak kozmologije. Premda Galileo nije izumio dalekozor, niti ga prvi znanstveno rastumačio, pa čak ga niti prvi usmjerio prema nebu da bi proveo sustavna astronomska opažanja, on ga je još u vrijeme kada znanstvena zajednica nije u potpunosti shvatila njegovu vrijednost, zagovarao, primjenjivao u astronomskim motrenjima i afirmirao u znanstvenoj zajednici jer je čvrsto vjerovao da je u dalekozoru našao instrument za koji će ga kroz astronomska motrenja dovesti do dokaza o gibanju Zemlje, u prilog heliocentričnog sustava i Kopernikove kozmologije. Premda se iskazao kao iznimno vješt u rekonstrukciji i poboljšanju<text:s/></text:span><text:soft-page-break/><text:span text:style-name="T28">nizozemskog izuma - dalekozora, neosporno je da pri tom Galileo nije birao sredstva kako bi dalekozor prezentirao mletačkim vlastima i velikašima kao vlastiti izum, dok je u svojiim pismima i tekstovima nastojao zaobići i minorizirati sve one koji su na različite načine doprinijeli konstrukciji i teoriji dalekozora, smatrajući ga i predstavljajući „svojim“ instrumentom. To mu je zamjerao i sam Kepler, koji <text:s/>je prvi Galileu odao dužno priznanje za rezultate postignute astronomskim motrenjima.</text:span></text:p>
      <text:p text:style-name="P29"><text:span text:style-name="T30">Dominisov pristup dalekozoru uvelike se razlikuje od Galilejeva. Dominis se znatno prije prvih konstrukcija dalekozora započeo sustavno baviti istraživanjima leća i njihovih kombinacija još kao mladi učenjak u razdoblju od 1588. do 1595. godine. Rezultate eksperimentalnog rada uz matematičko dokazivanje zabilježio je u spisu napisanom u prvoj verziji dva desetljeća ranije nego što je Veneciji dalekozor javno prikazan u kolovozu 1609. godine. Da je Dominis već tako rano imao razvijenu cjelovitu teoriju leća i njihovih primjena i kombinacija na kojoj se u temelji konstrukcija dalekozora, svjedoči činjenica da je mogao vrlo brzo u svega nekoliko mjeseci nakon javnog prikazivanja dalekozora predati za objavu svoju optičku raspravu - cjelovitu teoriju o lećama i dalekozoru, koju je utemeljio na opsežnom eksperimentalnom radu a rezultate istraživanja sistematizirao po uzoru na Euklidove<text:s/></text:span><text:span text:style-name="T31">Elemente</text:span><text:span text:style-name="T32"><text:s/>i dokazivao optičkim i matematičkim tvrdnjama i metodama, što nije bilo moguće načiniti u tako kratkom vremenu.<text:s/></text:span><text:span text:style-name="T33">Dominisovo<text:s/></text:span><text:span text:style-name="T34">optičko djelo</text:span><text:span text:style-name="T35"><text:s/>De radiis visus et lucis in vitris perspectivis et iride<text:s/></text:span><text:span text:style-name="T36">(Rasprava o zrakama vida i svjetlosti u lećama i dugi), dovršeno koncem 1609. godine i objavljeno u Veneciji 1611. godine je neosporno prvo djelo koje tumači teoriju novog instrumenta dalekozora.</text:span><text:span text:style-name="T37"><text:s/></text:span></text:p>
      <text:list text:style-name="LFO1" text:continue-numbering="true">
        <text:list-item>
          <text:p text:style-name="P38"><text:span text:style-name="T39">Thomas Hobbes (1588-1679)</text:span><text:span text:style-name="T40">, engleski filozof, utemeljitelj moderne političke filozofije i doktrine modernih prirodnih prava, tvorac teorije društvenog ugovora.</text:span></text:p>
        </text:list-item>
      </text:list>
      <text:p text:style-name="P41"><text:span text:style-name="T42">Dominis svojim dolaskom u London, <text:s/>opusom i djelovanjem utjecao i nadahnjivao je mnoge ugledne europske učenjake i filozofe. Među njima osobito ističu se velikani kao Hugo Grotius, otac međunarodnog prava i Thomas Hobbes, utemeljitelj moderne političke filozofije i doktrine modernih prirodnih prava, koji je neka Dominisova djela poznavao i posjedovao u biblioteci.</text:span><text:span text:style-name="T43"><text:s/></text:span><text:span text:style-name="T44">London u tom razdoblju živi bogatim kulturnim, političkim <text:s/>javnim životom. Upriličuju se javne teološke rasprave na kojima se diskutira o pravima i ovlastima vladara, papa i kraljeva za široku publiku od posebnog interesa zbog svojih direktnih političkih implikacija. Engleska tada proživljava razdoblje kulturnog, gospodarskog i političkog uzleta.</text:span><text:span text:style-name="T45"><text:s/></text:span><text:span text:style-name="T46">U svojem životnom vijeku Hobbes je bio svjedokom ratova i burnih povijesnih događaja koji su potresali </text:span><text:a office:title="Engleska" xlink:href="https://hr.wikipedia.org/wiki/Engleska" office:target-frame-name="_top" xlink:show="replace"><text:span text:style-name="T47">Englesku</text:span></text:a><text:span text:style-name="T48"> prve polovice </text:span><text:a office:title="17. stoljeće" xlink:href="https://hr.wikipedia.org/wiki/17._stolje%C4%87e" office:target-frame-name="_top" xlink:show="replace"><text:span text:style-name="T49">17. stoljeća</text:span></text:a><text:span text:style-name="T50">. Upravo zato u središtu njegova interesa i jesu problemi čovjeka i društva. Nasuprot </text:span><text:a office:title="Srednji vijek" xlink:href="https://hr.wikipedia.org/wiki/Srednji_vijek" office:target-frame-name="_top" xlink:show="replace"><text:span text:style-name="T51">srednjovjekovnim</text:span></text:a><text:span text:style-name="T52"> </text:span><text:a office:title="Teologija" xlink:href="https://hr.wikipedia.org/wiki/Teologija" office:target-frame-name="_top" xlink:show="replace"><text:span text:style-name="T53">teološkim</text:span></text:a><text:span text:style-name="T54"> shvaćanjima Hobbes daje objašnjenje koje proizlazi od čovjekove </text:span><text:a office:title="Nagon (stranica ne postoji)" xlink:href="https://hr.wikipedia.org/w/index.php?title=Nagon&amp;action=edit&amp;redlink=1" office:target-frame-name="_top" xlink:show="replace"><text:span text:style-name="T55">nagonske</text:span></text:a><text:span text:style-name="T56">, ali i razumne prirode. </text:span><text:span text:style-name="T57">Država</text:span><text:span text:style-name="T58"> nije božanska </text:span><text:a office:title="Tvorevina (stranica ne postoji)" xlink:href="https://hr.wikipedia.org/w/index.php?title=Tvorevina&amp;action=edit&amp;redlink=1" office:target-frame-name="_top" xlink:show="replace"><text:span text:style-name="T59">tvorevina</text:span></text:a><text:span text:style-name="T60"> (kako smatraju teološki autori, koji su još prije Hobbbesa promišljali o </text:span><text:a office:title="Prirodno pravo (stranica ne postoji)" xlink:href="https://hr.wikipedia.org/w/index.php?title=Prirodno_pravo&amp;action=edit&amp;redlink=1" office:target-frame-name="_top" xlink:show="replace"><text:span text:style-name="T61">prirodnom pravu</text:span></text:a><text:span text:style-name="T62">), nego rezultat društvenog ugovora. Tezom o nepovredivosti apsolutne vlasti </text:span><text:a office:title="Suveren (stranica ne postoji)" xlink:href="https://hr.wikipedia.org/w/index.php?title=Suveren&amp;action=edit&amp;redlink=1" office:target-frame-name="_top" xlink:show="replace"><text:span text:style-name="T63">suverena</text:span></text:a><text:span text:style-name="T64"> Hobbes izražava interese i potrebe onog dijela engleske </text:span><text:a office:title="Buržoazija" xlink:href="https://hr.wikipedia.org/wiki/Bur%C5%BEoazija" office:target-frame-name="_top" xlink:show="replace"><text:span text:style-name="T65">buržoazije</text:span></text:a><text:span text:style-name="T66"> koji u tom razdoblju povijesti treba jaku državnu vlast - takvu koja će okončati nevolju dugotrajnih građanskih ratova i nered u društvu s oslabljenim ustanovama koje skrbe o donošenju i poštovanju zakona.</text:span></text:p>
      <text:p text:style-name="P67"><text:span text:style-name="T68">Hobbesovo najpoznatije djelo je<text:s/></text:span><text:span text:style-name="T69">Leviathan</text:span><text:span text:style-name="T70">. U tom djelu on iznosi doktrinu modernih </text:span><text:a office:title="Prirodno prava (stranica ne postoji)" xlink:href="https://hr.wikipedia.org/w/index.php?title=Prirodno_prava&amp;action=edit&amp;redlink=1" office:target-frame-name="_top" xlink:show="replace"><text:span text:style-name="T71">prirodnih prava</text:span></text:a><text:span text:style-name="T72">. Govoreći o "vječitom ratu svakoga čovjeka protiv njegovog bližnjega", tvrdio je da je u ljudskoj prirodi </text:span><text:a office:title="Prirodno stanje" xlink:href="https://hr.wikipedia.org/wiki/Prirodno_stanje" office:target-frame-name="_top" xlink:show="replace"><text:span text:style-name="T73">prirodno stanje</text:span></text:a><text:span text:style-name="T74"> "rat svih protiv svih",  i koristio je slikovitu izreku "čovjek je čovjeku vuk" (</text:span><text:a office:title="Homo homini lupus" xlink:href="https://hr.wikipedia.org/wiki/Homo_homini_lupus" office:target-frame-name="_top" xlink:show="replace"><text:span text:style-name="T75">Homo homini lupus</text:span></text:a><text:span text:style-name="T76"> est). Prema Hobbesu, radi izlaza iz takvog nepodnošljivog prirodnog stanja, ljudi, potaknuti golim strahom za vlastiti opstanak, predaju vladaru (koji ima monopol nad korištenjem sile) društvenim ugovorom vlast nad sobom, kako bi im on pomoću monopola kojeg ima nad silom, osiguravao mir u kojemu ljudi mogu ostvarivati svoj boljitak.Tako strah pojedinca za vlastiti opstanak postaje izvor </text:span><text:a office:title="Suverenitet" xlink:href="https://hr.wikipedia.org/wiki/Suverenitet" office:target-frame-name="_top" xlink:show="replace"><text:span text:style-name="T77">suvereniteta</text:span></text:a><text:span text:style-name="T78">, tj. postojanja </text:span><text:a office:title="Država" xlink:href="https://hr.wikipedia.org/wiki/Dr%C5%BEava" office:target-frame-name="_top" xlink:show="replace"><text:span text:style-name="T79">države</text:span></text:a><text:span text:style-name="T80"> kao jamca opstanka naroda.</text:span><text:span text:style-name="T81"><text:s/>Zalagao se<text:s/></text:span><text:soft-page-break/><text:span text:style-name="T82">za </text:span><text:a office:title="Apsolutizam" xlink:href="https://hr.wikipedia.org/wiki/Apsolutizam" office:target-frame-name="_top" xlink:show="replace"><text:span text:style-name="T83">apsolutistički</text:span></text:a><text:span text:style-name="T84"> oblik vladavine, gdje monarh bez ograničenja kontrolira sve državne poslove - od donošenja zakona, preko njihove provedbe i naposljetku kontrole zakonitosti na sudovima; vladar treba upravljati i religijom, obrazovanjem, javnim govorom i pisanjem. Za Hobbesa, društvenim ugovorom narod kao izvor suvereniteta predaje svu vlast nad sobom svojemu vladaru, te svako ograničavanje ovlasti vladara predstavlja izvor nereda.</text:span></text:p>
      <text:p text:style-name="P85"/>
      <text:p text:style-name="P86"/>
      <text:list text:style-name="LFO1" text:continue-numbering="true">
        <text:list-item>
          <text:p text:style-name="P87">Faust Vrančić (Šibenik, 1551- Venecija 1617) – hrvatski učenjak, izumitelj svjetskog glasa (padobran, amortizeri, uspinjača, most od metala, most koji visi o lancima i dr.), autor prvog ovećeg leksikona hrvatskog jezika, biskup Chanada, kancelar Ugarske i Transilvanije</text:p>
        </text:list-item>
      </text:list>
      <text:p text:style-name="P88"/>
      <text:p text:style-name="P89"><text:span text:style-name="T90">Dominis se za boravka u Rimu 1602. godine, kretao u društvu hrvatskih intelektualaca i uglednika, a 16. srpnja 1602. godine primljen je u članstvo hrvatske Bratovštine sv. Jeronima u Rimu.<text:s/></text:span><text:span text:style-name="T91">Ostajući povezan s članovima Bratovštine tijekom ostatka svog života posebno se zbližio sa Šibenčaninom Faustom Vrančićem, ocem hrvatske leksikografije i glasovitim izumiteljem</text:span><text:span text:style-name="T92">. Upoznali su se ranije, u razdoblju od 1599. do 1601. godine kada je Dominis nastojeći osigurati potporu za seobu i smještaj uskoka iza Velebita, boravio na carskom dvoru u Pragu, na kojem je Vrančić bio vrlo utjecajan kao dugogodišnji tajnik cara i kralja Rudolfa II. Zbog svoje pozicije, Vrančić je bio upućen u postojeće probleme i Dominisova nastojanja, kada je kao senjski biskup nekoliko godina revno obilazio velikaške dvorove u Pragu, Grazu i Veneciji nastojeći osigurati rješenje problema, pomoći uskocima i svim silama pokušavao spasiti što se u datim okolnostima moglo. I nakon tog razdoblja ostali su povezani. Dijelili su mnoge zajedničke sklonosti i nazore, a Vrančić mu je nekoliko godina kasnije povjerio i recenziju svog djela<text:s/></text:span><text:span text:style-name="T93">Logica nova</text:span><text:span text:style-name="T94">.</text:span></text:p>
      <text:list text:style-name="LFO1" text:continue-numbering="true">
        <text:list-item>
          <text:p text:style-name="P95"><text:span text:style-name="T96">Grgur XV.</text:span><text:span text:style-name="T97">, </text:span><text:a office:title="Latinski" xlink:href="https://hr.wikipedia.org/wiki/Latinski" office:target-frame-name="_top" xlink:show="replace"><text:span text:style-name="T98">lat.</text:span></text:a><text:span text:style-name="T99"> </text:span><text:span text:style-name="T100">Gregorius PP. XV.</text:span><text:span text:style-name="T101"> (</text:span><text:a office:title="Bologna" xlink:href="https://hr.wikipedia.org/wiki/Bologna" office:target-frame-name="_top" xlink:show="replace"><text:span text:style-name="T102">Bologna</text:span></text:a><text:span text:style-name="T103">, </text:span><text:a office:title="9. siječnja" xlink:href="https://hr.wikipedia.org/wiki/9._sije%C4%8Dnja" office:target-frame-name="_top" xlink:show="replace"><text:span text:style-name="T104">9. siječnja</text:span></text:a><text:span text:style-name="T105"> </text:span><text:a office:title="1554." xlink:href="https://hr.wikipedia.org/wiki/1554." office:target-frame-name="_top" xlink:show="replace"><text:span text:style-name="T106">1554.</text:span></text:a><text:span text:style-name="T107"> – </text:span><text:a office:title="Rim" xlink:href="https://hr.wikipedia.org/wiki/Rim" office:target-frame-name="_top" xlink:show="replace"><text:span text:style-name="T108">Rim</text:span></text:a><text:span text:style-name="T109">, </text:span><text:a office:title="8. srpnja" xlink:href="https://hr.wikipedia.org/wiki/8._srpnja" office:target-frame-name="_top" xlink:show="replace"><text:span text:style-name="T110">8. srpnja</text:span></text:a><text:span text:style-name="T111"> </text:span><text:a office:title="1623." xlink:href="https://hr.wikipedia.org/wiki/1623." office:target-frame-name="_top" xlink:show="replace"><text:span text:style-name="T112">1623.</text:span></text:a><text:span text:style-name="T113">), rođen kao </text:span><text:span text:style-name="T114">Alessandro Ludovisi</text:span><text:span text:style-name="T115">, 234. poglavar </text:span><text:a office:title="Katolička Crkva" xlink:href="https://hr.wikipedia.org/wiki/Katoli%C4%8Dka_Crkva" office:target-frame-name="_top" xlink:show="replace"><text:span text:style-name="T116">Katoličke Crkve</text:span></text:a><text:span text:style-name="T117">, papa od </text:span><text:a office:title="9. veljače" xlink:href="https://hr.wikipedia.org/wiki/9._velja%C4%8De" office:target-frame-name="_top" xlink:show="replace"><text:span text:style-name="T118">9. veljače</text:span></text:a><text:span text:style-name="T119"> </text:span><text:a office:title="1621." xlink:href="https://hr.wikipedia.org/wiki/1621." office:target-frame-name="_top" xlink:show="replace"><text:span text:style-name="T120">1621.</text:span></text:a><text:span text:style-name="T121"> do smrti </text:span><text:a office:title="1623." xlink:href="https://hr.wikipedia.org/wiki/1623." office:target-frame-name="_top" xlink:show="replace"><text:span text:style-name="T122">1623.</text:span></text:a><text:span text:style-name="T123"> godine.</text:span></text:p>
        </text:list-item>
      </text:list>
      <text:p text:style-name="P124"/>
      <text:p text:style-name="P125"><text:span text:style-name="T126">Na Dominisovu odluku da napusti Englesku i vrati se u Rim utjecalo je 1621. godine ustoličenje novoga pape Grgura XV. (Alessandro Ludovisi), koji je prethodno bio njegov učitelj i prijatelj. Potkraj travnja 1622. godine Dominis napušta Englesku u pratnji Schwarzenberga, imperijalnog poslanika njemačko-rimskog cara u Pragu i s njim odlazi u Bruxelles. Gost je papinskoga nuncija i tu ga čeka papin<text:s/></text:span><text:span text:style-name="T127">Breve</text:span><text:span text:style-name="T128"><text:s/>datiran 8. siječnja 1622. <text:s/>godine u kojem ga papa potiče da se što prije vrati<text:s/></text:span><text:span text:style-name="T129">ex tabernaculis impiorum</text:span><text:span text:style-name="T130">, iz kuća bezbožnika, te mu obećava milosrđe i apostolski blagoslov. Međutim <text:s/>morao je prvo biti ispitan pred nuncijem i dva svjedoka, a potom se »od svoje slobodne volje« javno pokajati o čemu je načinjen zapisnik. Zatim je preko Francuske i Švicarske stigao u Rim. Pokajnički povratak jednog tako istaknutog prelata i apostate imao je za Rimokatoličku crkvu veliku duhovnu i političku vrijednost, pa pokajničko priznanje u Bruxellesu nije bilo dovoljno.<text:s/></text:span></text:p>
      <text:p text:style-name="P131"><text:span text:style-name="T132">Stoga se Dominis 29. listopada 1622. godine, u Rimu javno pokajao i dobio papino oproštenje, a tražilo se i da u posebnom spisu povuče svoje ranije optužbe protiv Rimokatoličke crkve i javno osudi sve oblike protestantske hereze. To je objavio početkom 1623. u knjižici<text:s/></text:span><text:span text:style-name="T133">Marcus Antonius de Dominis, Archiepiscopus Spalatensis, sui reditus ex Anglia consilium exponit<text:s/></text:span><text:span text:style-name="T134">(</text:span><text:span text:style-name="T135">Marko Antun de Dominis, splitski nadbiskup, objašnjava plan povratka iz Engleske</text:span><text:span text:style-name="T136">), u kojoj piše o razlozima koji su ga naveli da napusti Englesku.<text:s/></text:span></text:p>
      <text:soft-page-break/>
      <text:p text:style-name="P137">Time je izgledalo sve riješeno, ali iste godine u srpnju umire papa Grgur XV., a njegov nasljednik papa Urban VIII. nakon nekoliko mjeseci uz pomoć Inkvizicije pokreće nastavak istrage protiv Dominisa. Utamničen je od mjeseca travnja 1624. godine u Anđeoskoj tvrđavi iz koje neće izići živ.</text:p>
      <text:p text:style-name="P138"/>
      <text:list text:style-name="LFO1" text:continue-numbering="true">
        <text:list-item>
          <text:p text:style-name="P139"><text:span text:style-name="T140">Urban VIII.,</text:span><text:span text:style-name="T141"> </text:span><text:a office:title="Latinski" xlink:href="https://hr.wikipedia.org/wiki/Latinski" office:target-frame-name="_top" xlink:show="replace"><text:span text:style-name="T142">lat.</text:span></text:a><text:span text:style-name="T143"> </text:span><text:span text:style-name="T144">Urbanus PP. VIII.</text:span><text:span text:style-name="T145"> (</text:span><text:a office:title="Firenca" xlink:href="https://hr.wikipedia.org/wiki/Firenca" office:target-frame-name="_top" xlink:show="replace"><text:span text:style-name="T146">Firenca</text:span></text:a><text:span text:style-name="T147">, </text:span><text:a office:title="5. travnja" xlink:href="https://hr.wikipedia.org/wiki/5._travnja" office:target-frame-name="_top" xlink:show="replace"><text:span text:style-name="T148">5. travnja</text:span></text:a><text:span text:style-name="T149"> </text:span><text:a office:title="1568." xlink:href="https://hr.wikipedia.org/wiki/1568." office:target-frame-name="_top" xlink:show="replace"><text:span text:style-name="T150">1568.</text:span></text:a><text:span text:style-name="T151"> – </text:span><text:a office:title="Rim" xlink:href="https://hr.wikipedia.org/wiki/Rim" office:target-frame-name="_top" xlink:show="replace"><text:span text:style-name="T152">Rim</text:span></text:a><text:span text:style-name="T153">, </text:span><text:a office:title="29. srpnja" xlink:href="https://hr.wikipedia.org/wiki/29._srpnja" office:target-frame-name="_top" xlink:show="replace"><text:span text:style-name="T154">29. srpnja</text:span></text:a><text:span text:style-name="T155"> </text:span><text:a office:title="1644." xlink:href="https://hr.wikipedia.org/wiki/1644." office:target-frame-name="_top" xlink:show="replace"><text:span text:style-name="T156">1644.</text:span></text:a><text:span text:style-name="T157">), rođen kao </text:span><text:span text:style-name="T158">Maffeo Barberini</text:span><text:span text:style-name="T159">, 235. poglavar </text:span><text:a office:title="Katolička Crkva" xlink:href="https://hr.wikipedia.org/wiki/Katoli%C4%8Dka_Crkva" office:target-frame-name="_top" xlink:show="replace"><text:span text:style-name="T160">Katoličke Crkve</text:span></text:a><text:span text:style-name="T161">, papa od </text:span><text:a office:title="6. kolovoza" xlink:href="https://hr.wikipedia.org/wiki/6._kolovoza" office:target-frame-name="_top" xlink:show="replace"><text:span text:style-name="T162">6. kolovoza</text:span></text:a><text:span text:style-name="T163"> </text:span><text:a office:title="1623." xlink:href="https://hr.wikipedia.org/wiki/1623." office:target-frame-name="_top" xlink:show="replace"><text:span text:style-name="T164">1623.</text:span></text:a><text:span text:style-name="T165"> do smrti </text:span><text:a office:title="1644." xlink:href="https://hr.wikipedia.org/wiki/1644." office:target-frame-name="_top" xlink:show="replace"><text:span text:style-name="T166">1644.</text:span></text:a><text:span text:style-name="T167"> godine.</text:span></text:p>
        </text:list-item>
      </text:list>
      <text:p text:style-name="P168"><text:span text:style-name="T169">Bio je pokrovitelj umjetnosti i znanosti. U Rimu je izgradio Palazzo Barberini, Tritonovu fontanu (Fontana del Tritone) na Piazza Barberini, a obnovio je Crkvu sv. Sebastijana na Palatinu (San Sebastiano al Palatino). Zanimao se za nova otkrića</text:span><text:span text:style-name="T170">, osobito</text:span><text:span text:style-name="T171"><text:s/>Galilea Galileia ali je unatoč tome pokrenuo postupak istrage po kojoj je Galileo osuđen, te je bio prisiljen odreći se kopernikanskog sustava 1633. godine. </text:span><text:span text:style-name="T172">Premda je njegov prethodnik<text:s/></text:span><text:span text:style-name="T173">papa Grgur XV. Dominisu udijelio oprost, Urban VIII. nedugo po svom imenovanju obnavlja postupak i predaje ga Inkviziciji.<text:s/></text:span></text:p>
      <text:p text:style-name="P174"><text:span text:style-name="T175">Neposredno p</text:span><text:span text:style-name="T176">o povratku iz Londona u Rim, Dominis se 29. listopada 1622. godine, u Rimu javno pokajao i dobio oproštenje</text:span><text:span text:style-name="T177"><text:s/>pape Grgura XV.</text:span><text:span text:style-name="T178">, a tražilo se i da u posebnom spisu povuče svoje ranije optužbe protiv Rimokatoličke crkve i javno osudi sve oblike protestantske hereze. To je objavio početkom 1623. u knjižici<text:s/></text:span><text:span text:style-name="T179">Marcus Antonius de Dominis, Archiepiscopus Spalatensis, sui reditus ex Anglia consilium exponit<text:s/></text:span><text:span text:style-name="T180">(</text:span><text:span text:style-name="T181">Marko Antun de Dominis, splitski nadbiskup, objašnjava plan povratka iz Engleske</text:span><text:span text:style-name="T182">), u kojoj piše o razlozima koji su ga naveli da napusti Englesku.<text:s/></text:span></text:p>
      <text:p text:style-name="P183">Time je izgledalo sve riješeno, ali iste godine u srpnju umire papa Grgur XV., a njegov nasljednik papa Urban VIII. nakon nekoliko mjeseci uz pomoć Inkvizicije pokreće nastavak istrage protiv Dominisa. Utamničen je od mjeseca travnja 1624. godine u Anđeoskoj tvrđavi iz koje neće izići živ. Dominis je u rujnu nenadano obolio i umro. Star i bolestan u svojoj tamničkoj muci morao je priželjkivati smrt kao izbavljenje. Dominisovo tijelo bilo je smješteno u mrtvačnicu, gdje je ostalo do svršetka procesa 21. prosinca 1624. godine, kada je posmrtno izrečena osuda u crkvi Santa Maria sopra Minerva kojom je proglašen krivim. Prema osudi Inkvizicije koja glasi: »Osuđujemo uspomenu umrlog Marka Antonija de Dominisa, bivšega splitskog nadbiskupa, na vječnu sramotu, lišavamo ga svih časti, funkcija i beneficija, konfisciramo sve njegove posjede i dobra u korist Sv. Oficija. Izbacujemo njegovu uspomenu, njegovo ovdje prisutno zadržano tijelo, njegovu sliku i njegove spise iz Crkve, čijeg se milosrđa on za života pokazao nedostojnim, ... te tražimo da njegovi spisi budu javno spaljeni«, inkvizicijskom je odredbom Dominisov leš izvađen iz lijesa, provučen ulicama Rima a potom javno spaljen zajedno s njegovom slikom i knjige na rimskom Cvjetnom trgu, a potom pepeo bačen u Tiber. Poput mnogih velikih idealista i vizionara u raskoraku s vlastitim vremenom završio je prezren i odbačen od sviju.</text:p>
      <text:list text:style-name="LFO1" text:continue-numbering="true">
        <text:list-item>
          <text:p text:style-name="P184"><text:span text:style-name="T185">Paolo Sarpi, svestrani talijanski učenjak, teolog,<text:s/></text:span><text:span text:style-name="T186">generalni prokurator servitskoga reda (</text:span><text:span text:style-name="T187">Venecija</text:span><text:span text:style-name="T188">, </text:span><text:span text:style-name="T189"><text:s/>1552</text:span><text:span text:style-name="T190"> – </text:span><text:span text:style-name="T191">Venecija</text:span><text:span text:style-name="T192">, </text:span><text:span text:style-name="T193"><text:s/>1623</text:span><text:span text:style-name="T194">). Ugledni humanist, pripadao je istom kulturnom krugu kao i Galileo Galilei s kojim je bio blizak. S Dominisom<text:s/></text:span><text:span text:style-name="T195">je bio blisko povezan i</text:span><text:span text:style-name="T196"><text:s/></text:span><text:span text:style-name="T197">dijelio</text:span><text:span text:style-name="T198"><text:s/>mnog</text:span><text:span text:style-name="T199">e</text:span><text:span text:style-name="T200"><text:s/>zajedničk</text:span><text:span text:style-name="T201">e</text:span><text:span text:style-name="T202"><text:s/>stavov</text:span><text:span text:style-name="T203">e</text:span><text:span text:style-name="T204"><text:s/>prema politici rimske kurije</text:span><text:span text:style-name="T205">, a posredovao je tijekom pripreme tajnog Dominisova odlaska u London, kako bi Dominis izbjegao izručenje Inkviziciji</text:span><text:span text:style-name="T206">. Kada je 1606. sukob između Mletačke Republike i rimske kurije doveo do papinskoga interdikta, Sarpi je u ime Mletačke Republike objavio raspravu u kojoj je osporio pravnu valjanost papina postupka. Zbog utjecaja galikanizma bio je ekskomuniciran, a 1607. teško ranjen u atentatu. U samoj Veneciji uživao je veliku popularnost i godinama živo sudjelovao u političkom životu, osobito svojim zakonodavnim radom. Zbog njegove podrške protestantizmu i planova o zajedničkom<text:s/></text:span><text:soft-page-break/><text:span text:style-name="T207">nastupanju protestantskih struja protiv Rima, pretpostavlja se da je bio kriptoprotestant. Pripisuje mu se prvi opis optoka krvi te izradba prve karte Mjeseca. Sarpijevo glavno djelo </text:span><text:span text:style-name="T208">Povijest Tridentskoga koncila</text:span><text:span text:style-name="T209"> (</text:span><text:span text:style-name="T210">Historia del Concilio tridentino,</text:span><text:span text:style-name="T211"> pod pseudonimom Pietro Soave Polano)</text:span><text:span text:style-name="T212">, u kojem je prikazao političku pozadinu toga sabora, objavio je 1619. u Londonu M. de Dominis. Također je dopunio djelo o povijesti uskoka zadarskoga nadbiskupa M. de Minuccija pod naslovom </text:span><text:span text:style-name="T213">Dodatak Povijesti uskoka Minuccija Minuccija nadbiskupa zadarskoga</text:span><text:span text:style-name="T214"> (</text:span><text:span text:style-name="T215">Supplimento dell’Historia degli Vscochi di Minuccio Minucci arciuescouo di Zara,</text:span><text:span text:style-name="T216"> 1617)</text:span><text:span text:style-name="T217">.</text:span></text:p>
        </text:list-item>
        <text:list-item>
          <text:p text:style-name="P218"><text:span text:style-name="T219">Hugo Grotius (1583-1645) – nizozemski pravnik, otac međunarodnog prava, plodan i svestrani pisac</text:span></text:p>
        </text:list-item>
      </text:list>
      <text:p text:style-name="P220"><text:span text:style-name="T221">Nadahnjivao se Dominisovim teološkim raspravama i idejama, Grotius se 1616. u Rotterdamu upoznao s <text:s/>Dominisom. Jedno Grotiusovo pismo s kritičkim primjedbama na račun engleske politike Dominis je proslijedio kralju Jakovu I., priskrbivši pošiljatelju znatne neprilike. Unatoč razočaranju u taj Dominisov potez, ali i još neke druge, Grotius je o njegovim djelima zadržao visoko mišljenje.</text:span><text:span text:style-name="T222"><text:s/></text:span></text:p>
      <text:p text:style-name="P223"><text:span text:style-name="T224">Godine 1613. Grotius je ušao u raspravu koja je iz teološkoga prijepora prerasla u politički sukob između predstavnika Holandije i kalvinističke većine u Općim staležima Nizozemske, predvođenim državnim poglavarom, princom Mauritsom od Nassaua. U jeku napetosti 1618. uhićen je i osuđen na doživotno zatočeništvo, no 1621. uspio je preko Antwerpena pobjeći u Pariz. Kratkotrajan povratak u Nizozemsku 1631. pokazao se rizičnim, pa je 1632. prešao u Hamburg. Zahvaljujući njegovu međunarodnom ugledu, 1634. povjerena mu je služba švedskoga poslanika u Parizu. U idućem desetljeću vratio se književnom radu, povijesnim raspravama i izdanjima klasičnih autora. Grotius je plodan i izvanredno mnogostran pisac. Njegovo djelo </text:span><text:span text:style-name="T225">Dokaz pravoga služenja Bogu</text:span><text:span text:style-name="T226"> ( </text:span><text:span text:style-name="T227">Bewijs van de waren Godsdienst,</text:span><text:span text:style-name="T228"> 1622), prevedeno je na 13 jezika. Pisao je biblijske komentare i teološke rasprave. Zagovarao je, osobito u kasnijem životnom razdoblju, približavanje kršćanskih religija i njihov povratak prvotnom jedinstvu. Najznačajniji je ipak Grotiusov pravni opus. Na zamolbu nizozemske Istočnoindijske kompanije, koja je s portugalskim trgovcima došla u sukob oko monopola u Indoneziji, napisao je raspravu</text:span><text:span text:style-name="T229">O pravu plijena</text:span><text:span text:style-name="T230"> (</text:span><text:span text:style-name="T231"> De jure praedae,</text:span><text:span text:style-name="T232"> 1604., tiskanu tek 1864.)</text:span><text:span text:style-name="T233">. Jedno poglavlje toga djela, pod naslovom </text:span><text:span text:style-name="T234">Slobodno more</text:span><text:span text:style-name="T235"> ( </text:span><text:span text:style-name="T236">Mare liberum,</text:span><text:span text:style-name="T237"> 1609), u kojem Grotius brani pravo svih država na pristup moru i plovidbi, zasebno je tiskano u više izdanja. Bilo je poznato i čitano iu hrvatskim krajevima (posebice u Dubrovniku), jer su se Grotiusovi argumenti mogli primijeniti na prilike u Jadranu, protiv mletačkih nastojanja za ograničenjem plovidbe. Svojim glavnim djelom,</text:span><text:span text:style-name="T238">O pravu rata i mira</text:span><text:span text:style-name="T239"> (</text:span><text:span text:style-name="T240"> De jure belli ac pacis,</text:span><text:span text:style-name="T241"> 1625.)</text:span><text:span text:style-name="T242">, na prirodnopravnim postavkama postavio je temelje međunarodnog prava.<text:s/></text:span></text:p>
      <text:p text:style-name="P243"/>
      <text:list text:style-name="LFO1" text:continue-numbering="true">
        <text:list-item>
          <text:p text:style-name="P244"><text:span text:style-name="T245">Frane Petrić, veliki</text:span><text:span text:style-name="T246"><text:s/>hrvatski</text:span><text:span text:style-name="T247"> </text:span><text:span text:style-name="T248">filozof</text:span><text:span text:style-name="T249"><text:s/>i</text:span><text:span text:style-name="T250"><text:s/></text:span><text:span text:style-name="T251">polihistor</text:span><text:span text:style-name="T252"><text:s/></text:span><text:span text:style-name="T253">(</text:span><text:span text:style-name="T254">Cres</text:span><text:span text:style-name="T255">,</text:span><text:span text:style-name="T256">1528<text:s/></text:span><text:span text:style-name="T257">–<text:s/></text:span><text:span text:style-name="T258">Obod</text:span><text:span text:style-name="T259">,</text:span><text:span text:style-name="T260">1597</text:span><text:span text:style-name="T261">). </text:span><text:span text:style-name="T262">Petrićevo je djelo ugrađeno u temelje hrvatske i svjetske filozofske i znanstvene misli.</text:span><text:span text:style-name="T263"><text:s/>Neke od njegovih ideja izloženih u njegovom kapitalnom djelu <text:s/></text:span><text:span text:style-name="T264">Nova sveopća filozofija</text:span><text:span text:style-name="T265"> (</text:span><text:span text:style-name="T266"> Nova de universis philosophia,</text:span><text:span text:style-name="T267"> 1591.)<text:s/></text:span><text:span text:style-name="T268">prihvatili su poslije G. Bruno, T. Campanella, R. Descartes, P. Gassendi, I. Newton, Dominis i dr. Nakon zabrane djela izišlo je drugo, nešto promijenjeno izdanje (1593). U mnogobrojnim djelima Petrić je obradio i mnoga druga područja znanja i umijeća (</text:span><text:span text:style-name="T269">geometrija, glazbena povijest, povijest ratovanja, strategije</text:span><text:span text:style-name="T270"><text:s/>i dr.). Mnoge su njegove zamisli široko prihvaćene u europskoj znanosti. U svom djelu<text:s/></text:span><text:span text:style-name="T271">Euripus ili</text:span><text:span text:style-name="T272"><text:s/></text:span><text:span text:style-name="T273">o plimi i oseci mora</text:span><text:span text:style-name="T274">, Dominis<text:s/></text:span><text:span text:style-name="T275">se kritički osvrće na neoplatonistička gledišta Frane Petrića i protestantskog pastora Otta Casmanna. Petrić i njegov mlađi suvremenik Dominis, živjeli su u razdoblju kada se u istraživanje prirode postupno uvodi eksperimentalni pristup i matematička metoda, čime se stvaraju temelji novovjekovne znanosti. U njihovim djelima jasno se opaža matematički pristup obradi i sistematizaciji istraživane građe. U<text:s/></text:span><text:span text:style-name="T276">Euripusu</text:span><text:span text:style-name="T277"><text:s/>Dominis daje izvrsne primjere matematičnog dokazivanja, primjerice u svojoj kritici Petrićevih ideja. Petrić je bio iznimno plodan i raznovrstan pisac.<text:s/></text:span><text:span text:style-name="T278">B</text:span><text:span text:style-name="T279">avio</text:span><text:span text:style-name="T280"><text:s/>se</text:span><text:span text:style-name="T281"><text:s/>i<text:s/></text:span><text:span text:style-name="T282">znanošću jezika i govora</text:span><text:span text:style-name="T283">. Promišljajući odnos retorike i<text:s/></text:span><text:soft-page-break/><text:span text:style-name="T284">srodnih disciplina, gradio je teoriju jezika, procesa razumijevanja, obrazlažući svoju tezu savršene retorike-antiretorike, zasnovane kao filozofsko-znanstvene discipline, prema modelu sigurne i savršene spoznaje matematičke znanosti. Također je bio povijesno i metodičko-kritički zaokupljen i<text:s/></text:span><text:span text:style-name="T285">epistemologijom povijesti i povijesnom spoznajom</text:span><text:span text:style-name="T286">. Raspravljao je o naravi<text:s/></text:span><text:span text:style-name="T287">povijesti</text:span><text:span text:style-name="T288">, njezinoj istini i objektivnosti, o ulozi i mjestu povijesti u ljudskom životu i društvenoj zbilji. Njegov model znanstvene povijesti ne obuhvaća samo političku, nego i općeduhovnu, gospodarsku i kulturnu povijest. Svojom metodom, shvaćanjima i idejama utjecao je na neke teoretičare povijesti (J. Bodin), a neki ga drže modernim historiografom i originalnim misliocem. Svoj prilog polemici s Aristotelom i peripatetizmom te priklon neoplatonizmu Petrić je ostavio u opsežnom djelu</text:span><text:span text:style-name="T289">Peripatetičke rasprave</text:span><text:span text:style-name="T290"> (</text:span><text:span text:style-name="T291"> Discussiones peripateticae,</text:span><text:span text:style-name="T292"> 1571.)</text:span><text:span text:style-name="T293">, u kojem je analizirao život i učenje, te temeljne pojmove Aristotelove filozofije. Petrić je u njima položio temelje svoje znanosti o biću i sveučilištu, koje je razvio u kapitalnom djelu<text:s/></text:span><text:span text:style-name="T294">Nova sveopća filozofija</text:span><text:span text:style-name="T295"> (</text:span><text:span text:style-name="T296"> Nova de universis philosophia,</text:span><text:span text:style-name="T297"> 1591.)</text:span><text:span text:style-name="T298">, koje je potaknulo mnoge polemike i kritike. </text:span><text:span text:style-name="T299">Nova sveopća filozofija</text:span><text:span text:style-name="T300"> čvrsto je izgrađena koherentan sustav filozofije, u kojem Petrić izlaže vlastitu originalnu prirodnofilozofijsku sliku svijeta, ontološka i gnoseološka shvaćanja, ugrađujući u nju elemente mnogih i različitih struja mišljenja, filozofsko-teoloških, metafizičkih i znanstvenih spekulacija. U dodatku knjige uvrstio je hermetičke spise koje je prikupio i preveo s grčkoga na latinski, kao osnovu za utemeljenje nove, pobožne filozofije. U tom je djelu pisao io različitim procesima u moru. Njegov opis poplava Venecije, kao i njihova povezanost s djelovanjem vjetra na more, jedan je od prvih tiskanih opisa te poplave.<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line-height="100%"/>
      <style:text-properties style:font-name="Calibri" style:font-name-asian="Calibri" style:font-name-complex="Times New Roman" style:letter-kerning="true"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style:text-properties style:font-name="Calibri Light" style:font-name-asian="Times New Roman" style:font-name-complex="Times New Roman" fo:letter-spacing="-0.0069in" style:letter-kerning="true"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Tekstfusnote" style:display-name="Tekst fusnote" style:family="paragraph" style:parent-style-name="Normal">
      <style:paragraph-properties fo:margin-bottom="0in"/>
      <style:text-properties fo:font-size="10pt" style:font-size-asian="10pt" style:font-size-complex="10pt" fo:hyphenate="false"/>
    </style:style>
    <style:style style:name="TekstfusnoteChar" style:display-name="Tekst fusnote Char" style:family="text" style:parent-style-name="Zadanifontodlomka">
      <style:text-properties style:font-name="Calibri" style:font-name-asian="Calibri" style:font-name-complex="Times New Roman" style:letter-kerning="true" fo:font-size="10pt" style:font-size-asian="10pt" style:font-size-complex="10pt"/>
    </style:style>
    <style:style style:name="Referencafusnote" style:display-name="Referenca fusnote" style:family="text" style:parent-style-name="Zadanifontodlomka">
      <style:text-properties style:text-position="super 63.6%"/>
    </style:style>
    <style:style style:name="cf01" style:display-name="cf01" style:family="text" style:parent-style-name="Zadanifontodlomka">
      <style:text-properties style:font-name="Segoe UI" style:font-name-complex="Segoe UI" fo:font-size="9pt" style:font-size-asian="9pt" style:font-size-complex="9pt"/>
    </style:style>
    <style:style style:name="Hiperveza" style:display-name="Hiperveza" style:family="text" style:parent-style-name="Zadanifontodlomka">
      <style:text-properties fo:color="#0000FF" style:text-underline-type="single" style:text-underline-style="solid" style:text-underline-width="auto" style:text-underline-mode="continuous"/>
    </style:style>
    <style:style style:name="StandardWeb" style:display-name="Standard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hr" style:country-asian="HR" fo:hyphenate="false"/>
    </style:style>
    <style:style style:name="cite-bracket" style:display-name="cite-bracket" style:family="text" style:parent-style-name="Zadanifontodlomka"/>
    <text:notes-configuration text:note-class="footnote" text:citation-style-name="Referencafusnote" text:citation-body-style-name="Referencafus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2T06:08:00Z</meta:creation-date>
    <dc:date>2024-08-22T13:12:00Z</dc:date>
    <meta:template xlink:href="Normal" xlink:type="simple"/>
    <meta:editing-cycles>17</meta:editing-cycles>
    <meta:editing-duration>PT18960S</meta:editing-duration>
    <meta:document-statistic meta:page-count="6" meta:paragraph-count="50" meta:word-count="3773" meta:character-count="25235" meta:row-count="179" meta:non-whitespace-character-count="21512"/>
  </office:meta>
</office:document-meta>
</file>